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73cm"/>
    </style:style>
    <style:style style:name="co3" style:family="table-column">
      <style:table-column-properties fo:break-before="auto" style:column-width="7.253cm"/>
    </style:style>
    <style:style style:name="co4" style:family="table-column">
      <style:table-column-properties fo:break-before="auto" style:column-width="1.286cm"/>
    </style:style>
    <style:style style:name="co5" style:family="table-column">
      <style:table-column-properties fo:break-before="auto" style:column-width="5.588cm"/>
    </style:style>
    <style:style style:name="co6" style:family="table-column">
      <style:table-column-properties fo:break-before="auto" style:column-width="5.48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6.4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tdock" table:style-name="ta1">
        <table:shapes>
          <draw:frame draw:z-index="0" draw:style-name="gr1" svg:width="15.997cm" svg:height="19.205cm" svg:x="26.313cm" svg:y="9.056cm">
            <draw:object draw:notify-on-update-of-ranges="ftdock.A2:ftdock.A16 ftdock.B1:ftdock.B1 ftdock.B2:ftdock.B16 ftdock.C1:ftdock.C1 ftdock.C2:ftdock.C16 ftdock.D1:ftdock.D1 ftdock.D2:ftdock.D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4.401cm" svg:height="15.279cm" svg:x="0.863cm" svg:y="10.248cm">
            <draw:object draw:notify-on-update-of-ranges="ftdock.F2:ftdock.F16 ftdock.G1:ftdock.G1 ftdock.G2:ftdock.G16 ftdock.H1:ftdock.H1 ftdock.H2:ftdock.H16 ftdock.I1:ftdock.I1 ftdock.I2:ftdock.I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2" draw:text-style-name="P1" svg:width="15.999cm" svg:height="8.999cm" svg:x="37.827cm" svg:y="0.264cm">
            <draw:object draw:notify-on-update-of-ranges="ftdock.K7:ftdock.K16 ftdock.L6:ftdock.L6 ftdock.L7:ftdock.L16 ftdock.M6:ftdock.M6 ftdock.M7:ftdock.M16 ftdock.N6:ftdock.N6 ftdock.N7:ftdock.N1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Combo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Combo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CP_SKOa_CP_SJKG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  <table:table-cell/>
          <table:table-cell office:value-type="string" calcext:value-type="string">
            <text:p>CP_SKOa_CP_SJKG</text:p>
          </table:table-cell>
          <table:table-cell table:formula="of:=[.B2]*100" office:value-type="float" office:value="5.45454545455" calcext:value-type="float">
            <text:p>5,4545454546</text:p>
          </table:table-cell>
          <table:table-cell table:formula="of:=[.C2]*100" office:value-type="float" office:value="16.3636363636" calcext:value-type="float">
            <text:p>16,3636363636</text:p>
          </table:table-cell>
          <table:table-cell table:formula="of:=[.D2]*100" office:value-type="float" office:value="32.7272727273" calcext:value-type="float">
            <text:p>32,727272727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P_dDFIRE_AP_DCOMPLEX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AP_dDFIRE_AP_DCOMPLEX</text:p>
          </table:table-cell>
          <table:table-cell table:formula="of:=[.B3]*100" office:value-type="float" office:value="7.27272727273" calcext:value-type="float">
            <text:p>7,2727272727</text:p>
          </table:table-cell>
          <table:table-cell table:formula="of:=[.C3]*100" office:value-type="float" office:value="21.8181818182" calcext:value-type="float">
            <text:p>21,8181818182</text:p>
          </table:table-cell>
          <table:table-cell table:formula="of:=[.D3]*100" office:value-type="float" office:value="34.5454545455" calcext:value-type="float">
            <text:p>34,545454545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CP_SJKG_CP_BFKV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CP_SJKG_CP_BFKV</text:p>
          </table:table-cell>
          <table:table-cell table:formula="of:=[.B4]*100" office:value-type="float" office:value="5.45454545455" calcext:value-type="float">
            <text:p>5,4545454546</text:p>
          </table:table-cell>
          <table:table-cell table:formula="of:=[.C4]*100" office:value-type="float" office:value="21.8181818182" calcext:value-type="float">
            <text:p>21,8181818182</text:p>
          </table:table-cell>
          <table:table-cell table:formula="of:=[.D4]*100" office:value-type="float" office:value="36.3636363636" calcext:value-type="float">
            <text:p>36,3636363636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office:value-type="string" calcext:value-type="string">
            <text:p>CP_SKOa_AP_DCOMPLEX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CP_SKOa_AP_DCOMPLEX</text:p>
          </table:table-cell>
          <table:table-cell table:formula="of:=[.B5]*100" office:value-type="float" office:value="9.09090909091" calcext:value-type="float">
            <text:p>9,0909090909</text:p>
          </table:table-cell>
          <table:table-cell table:formula="of:=[.C5]*100" office:value-type="float" office:value="21.8181818182" calcext:value-type="float">
            <text:p>21,8181818182</text:p>
          </table:table-cell>
          <table:table-cell table:formula="of:=[.D5]*100" office:value-type="float" office:value="43.6363636364" calcext:value-type="float">
            <text:p>43,6363636364</text:p>
          </table:table-cell>
          <table:table-cell/>
          <table:table-cell office:value-type="string" calcext:value-type="string">
            <text:p>CP_BFKV</text:p>
          </table:table-cell>
          <table:table-cell table:style-name="Default" office:value-type="float" office:value="0.0727272727273" calcext:value-type="float">
            <text:p>0,0727272727</text:p>
          </table:table-cell>
          <table:table-cell table:style-name="Default" office:value-type="float" office:value="0.254545454545" calcext:value-type="float">
            <text:p>0,2545454545</text:p>
          </table:table-cell>
          <table:table-cell table:style-name="Default" office:value-type="float" office:value="0.381818181818" calcext:value-type="float">
            <text:p>0,3818181818</text:p>
          </table:table-cell>
        </table:table-row>
        <table:table-row table:style-name="ro2">
          <table:table-cell office:value-type="string" calcext:value-type="string">
            <text:p>CP_BFKV_AP_DCOMPLEX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CP_BFKV_AP_DCOMPLEX</text:p>
          </table:table-cell>
          <table:table-cell table:formula="of:=[.B6]*100" office:value-type="float" office:value="5.45454545455" calcext:value-type="float">
            <text:p>5,4545454546</text:p>
          </table:table-cell>
          <table:table-cell table:formula="of:=[.C6]*100" office:value-type="float" office:value="23.6363636364" calcext:value-type="float">
            <text:p>23,6363636364</text:p>
          </table:table-cell>
          <table:table-cell table:formula="of:=[.D6]*100" office:value-type="float" office:value="47.2727272727" calcext:value-type="float">
            <text:p>47,2727272727</text:p>
          </table:table-cell>
          <table:table-cell/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Top1</text:p>
          </table:table-cell>
          <table:table-cell table:style-name="Default" office:value-type="string" calcext:value-type="string">
            <text:p>Top10</text:p>
          </table:table-cell>
          <table:table-cell table:style-name="Default"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CP_SJKG_AP_DCOMPLEX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  <table:table-cell/>
          <table:table-cell office:value-type="string" calcext:value-type="string">
            <text:p>CP_SJKG_AP_DCOMPLEX</text:p>
          </table:table-cell>
          <table:table-cell table:formula="of:=[.B7]*100" office:value-type="float" office:value="7.27272727273" calcext:value-type="float">
            <text:p>7,2727272727</text:p>
          </table:table-cell>
          <table:table-cell table:formula="of:=[.C7]*100" office:value-type="float" office:value="25.4545454545" calcext:value-type="float">
            <text:p>25,4545454545</text:p>
          </table:table-cell>
          <table:table-cell table:formula="of:=[.D7]*100" office:value-type="float" office:value="50.9090909091" calcext:value-type="float">
            <text:p>50,9090909091</text:p>
          </table:table-cell>
          <table:table-cell/>
          <table:table-cell office:value-type="string" calcext:value-type="string">
            <text:p>CP_SJKG and AP_DCOMPLEX</text:p>
          </table:table-cell>
          <table:table-cell table:formula="of:=[.G7]" office:value-type="float" office:value="7.27272727273" calcext:value-type="float">
            <text:p>7</text:p>
          </table:table-cell>
          <table:table-cell table:formula="of:=[.H7]" office:value-type="float" office:value="25.4545454545" calcext:value-type="float">
            <text:p>25</text:p>
          </table:table-cell>
          <table:table-cell table:formula="of:=[.I7]" office:value-type="float" office:value="50.9090909091" calcext:value-type="float">
            <text:p>51</text:p>
          </table:table-cell>
        </table:table-row>
        <table:table-row table:style-name="ro1">
          <table:table-cell office:value-type="string" calcext:value-type="string">
            <text:p>CP_SKOa_CP_BFKV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27272727273" calcext:value-type="float">
            <text:p>0,3272727273</text:p>
          </table:table-cell>
          <table:table-cell/>
          <table:table-cell office:value-type="string" calcext:value-type="string">
            <text:p>CP_SKOa_CP_BFKV</text:p>
          </table:table-cell>
          <table:table-cell table:formula="of:=[.B8]*100" office:value-type="float" office:value="5.45454545455" calcext:value-type="float">
            <text:p>5,4545454546</text:p>
          </table:table-cell>
          <table:table-cell table:formula="of:=[.C8]*100" office:value-type="float" office:value="25.4545454545" calcext:value-type="float">
            <text:p>25,4545454545</text:p>
          </table:table-cell>
          <table:table-cell table:formula="of:=[.D8]*100" office:value-type="float" office:value="32.7272727273" calcext:value-type="float">
            <text:p>32,7272727273</text:p>
          </table:table-cell>
          <table:table-cell/>
          <table:table-cell office:value-type="string" calcext:value-type="string">
            <text:p>CP_SKOa and CP_BFKV</text:p>
          </table:table-cell>
          <table:table-cell table:formula="of:=[.G8]" office:value-type="float" office:value="5.45454545455" calcext:value-type="float">
            <text:p>5</text:p>
          </table:table-cell>
          <table:table-cell table:formula="of:=[.H8]" office:value-type="float" office:value="25.4545454545" calcext:value-type="float">
            <text:p>25</text:p>
          </table:table-cell>
          <table:table-cell table:formula="of:=[.I8]" office:value-type="float" office:value="32.7272727273" calcext:value-type="float">
            <text:p>33</text:p>
          </table:table-cell>
        </table:table-row>
        <table:table-row table:style-name="ro1">
          <table:table-cell office:value-type="string" calcext:value-type="string">
            <text:p>PYDOCK_AP_dDFIRE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PYDOCK_AP_dDFIRE</text:p>
          </table:table-cell>
          <table:table-cell table:formula="of:=[.B9]*100" office:value-type="float" office:value="14.5454545455" calcext:value-type="float">
            <text:p>14,5454545455</text:p>
          </table:table-cell>
          <table:table-cell table:formula="of:=[.C9]*100" office:value-type="float" office:value="25.4545454545" calcext:value-type="float">
            <text:p>25,4545454545</text:p>
          </table:table-cell>
          <table:table-cell table:formula="of:=[.D9]*100" office:value-type="float" office:value="45.4545454545" calcext:value-type="float">
            <text:p>45,4545454545</text:p>
          </table:table-cell>
          <table:table-cell/>
          <table:table-cell office:value-type="string" calcext:value-type="string">
            <text:p>PYDOCK_TOT and AP_dDFIRE</text:p>
          </table:table-cell>
          <table:table-cell table:formula="of:=[.G9]" office:value-type="float" office:value="14.5454545455" calcext:value-type="float">
            <text:p>15</text:p>
          </table:table-cell>
          <table:table-cell table:formula="of:=[.H9]" office:value-type="float" office:value="25.4545454545" calcext:value-type="float">
            <text:p>25</text:p>
          </table:table-cell>
          <table:table-cell table:formula="of:=[.I9]" office:value-type="float" office:value="45.4545454545" calcext:value-type="float">
            <text:p>45</text:p>
          </table:table-cell>
        </table:table-row>
        <table:table-row table:style-name="ro1">
          <table:table-cell office:value-type="string" calcext:value-type="string">
            <text:p>PYDOCK_CP_BFKV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  <table:table-cell/>
          <table:table-cell office:value-type="string" calcext:value-type="string">
            <text:p>PYDOCK_CP_BFKV</text:p>
          </table:table-cell>
          <table:table-cell table:formula="of:=[.B10]*100" office:value-type="float" office:value="14.5454545455" calcext:value-type="float">
            <text:p>14,5454545455</text:p>
          </table:table-cell>
          <table:table-cell table:formula="of:=[.C10]*100" office:value-type="float" office:value="27.2727272727" calcext:value-type="float">
            <text:p>27,2727272727</text:p>
          </table:table-cell>
          <table:table-cell table:formula="of:=[.D10]*100" office:value-type="float" office:value="50.9090909091" calcext:value-type="float">
            <text:p>50,9090909091</text:p>
          </table:table-cell>
          <table:table-cell/>
          <table:table-cell office:value-type="string" calcext:value-type="string">
            <text:p>PYDOCK_TOT and CP_BFKV</text:p>
          </table:table-cell>
          <table:table-cell table:formula="of:=[.G10]" office:value-type="float" office:value="14.5454545455" calcext:value-type="float">
            <text:p>15</text:p>
          </table:table-cell>
          <table:table-cell table:formula="of:=[.H10]" office:value-type="float" office:value="27.2727272727" calcext:value-type="float">
            <text:p>27</text:p>
          </table:table-cell>
          <table:table-cell table:formula="of:=[.I10]" office:value-type="float" office:value="50.9090909091" calcext:value-type="float">
            <text:p>51</text:p>
          </table:table-cell>
        </table:table-row>
        <table:table-row table:style-name="ro1">
          <table:table-cell office:value-type="string" calcext:value-type="string">
            <text:p>CP_SJKG_PY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CP_SJKG_PYDOCK</text:p>
          </table:table-cell>
          <table:table-cell table:formula="of:=[.B11]*100" office:value-type="float" office:value="9.09090909091" calcext:value-type="float">
            <text:p>9,0909090909</text:p>
          </table:table-cell>
          <table:table-cell table:formula="of:=[.C11]*100" office:value-type="float" office:value="29.0909090909" calcext:value-type="float">
            <text:p>29,0909090909</text:p>
          </table:table-cell>
          <table:table-cell table:formula="of:=[.D11]*100" office:value-type="float" office:value="47.2727272727" calcext:value-type="float">
            <text:p>47,2727272727</text:p>
          </table:table-cell>
          <table:table-cell/>
          <table:table-cell office:value-type="string" calcext:value-type="string">
            <text:p>CP_SJKG and PYDOCK_TOT</text:p>
          </table:table-cell>
          <table:table-cell table:formula="of:=[.G11]" office:value-type="float" office:value="9.09090909091" calcext:value-type="float">
            <text:p>9</text:p>
          </table:table-cell>
          <table:table-cell table:formula="of:=[.H11]" office:value-type="float" office:value="29.0909090909" calcext:value-type="float">
            <text:p>29</text:p>
          </table:table-cell>
          <table:table-cell table:formula="of:=[.I11]" office:value-type="float" office:value="47.2727272727" calcext:value-type="float">
            <text:p>47</text:p>
          </table:table-cell>
        </table:table-row>
        <table:table-row table:style-name="ro1">
          <table:table-cell office:value-type="string" calcext:value-type="string">
            <text:p>PYDOCK_AP_DCOMPLEX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PYDOCK_AP_DCOMPLEX</text:p>
          </table:table-cell>
          <table:table-cell table:formula="of:=[.B12]*100" office:value-type="float" office:value="7.27272727273" calcext:value-type="float">
            <text:p>7,2727272727</text:p>
          </table:table-cell>
          <table:table-cell table:formula="of:=[.C12]*100" office:value-type="float" office:value="29.0909090909" calcext:value-type="float">
            <text:p>29,0909090909</text:p>
          </table:table-cell>
          <table:table-cell table:formula="of:=[.D12]*100" office:value-type="float" office:value="47.2727272727" calcext:value-type="float">
            <text:p>47,2727272727</text:p>
          </table:table-cell>
          <table:table-cell/>
          <table:table-cell office:value-type="string" calcext:value-type="string">
            <text:p>PYDOCK_TOT and AP_DCOMPLEX</text:p>
          </table:table-cell>
          <table:table-cell table:formula="of:=[.G12]" office:value-type="float" office:value="7.27272727273" calcext:value-type="float">
            <text:p>7</text:p>
          </table:table-cell>
          <table:table-cell table:formula="of:=[.H12]" office:value-type="float" office:value="29.0909090909" calcext:value-type="float">
            <text:p>29</text:p>
          </table:table-cell>
          <table:table-cell table:formula="of:=[.I12]" office:value-type="float" office:value="47.2727272727" calcext:value-type="float">
            <text:p>47</text:p>
          </table:table-cell>
        </table:table-row>
        <table:table-row table:style-name="ro1">
          <table:table-cell office:value-type="string" calcext:value-type="string">
            <text:p>CP_BFKV_AP_dDFIR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CP_BFKV_AP_dDFIRE</text:p>
          </table:table-cell>
          <table:table-cell table:formula="of:=[.B13]*100" office:value-type="float" office:value="9.09090909091" calcext:value-type="float">
            <text:p>9,0909090909</text:p>
          </table:table-cell>
          <table:table-cell table:formula="of:=[.C13]*100" office:value-type="float" office:value="30.9090909091" calcext:value-type="float">
            <text:p>30,9090909091</text:p>
          </table:table-cell>
          <table:table-cell table:formula="of:=[.D13]*100" office:value-type="float" office:value="47.2727272727" calcext:value-type="float">
            <text:p>47,2727272727</text:p>
          </table:table-cell>
          <table:table-cell/>
          <table:table-cell office:value-type="string" calcext:value-type="string">
            <text:p>CP_BFKV and AP_dDFIRE</text:p>
          </table:table-cell>
          <table:table-cell table:formula="of:=[.G13]" office:value-type="float" office:value="9.09090909091" calcext:value-type="float">
            <text:p>9</text:p>
          </table:table-cell>
          <table:table-cell table:formula="of:=[.H13]" office:value-type="float" office:value="30.9090909091" calcext:value-type="float">
            <text:p>31</text:p>
          </table:table-cell>
          <table:table-cell table:formula="of:=[.I13]" office:value-type="float" office:value="47.2727272727" calcext:value-type="float">
            <text:p>47</text:p>
          </table:table-cell>
        </table:table-row>
        <table:table-row table:style-name="ro1">
          <table:table-cell office:value-type="string" calcext:value-type="string">
            <text:p>CP_SKOa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CP_SKOa_AP_dDFIRE</text:p>
          </table:table-cell>
          <table:table-cell table:formula="of:=[.B14]*100" office:value-type="float" office:value="5.45454545455" calcext:value-type="float">
            <text:p>5,4545454546</text:p>
          </table:table-cell>
          <table:table-cell table:formula="of:=[.C14]*100" office:value-type="float" office:value="30.9090909091" calcext:value-type="float">
            <text:p>30,9090909091</text:p>
          </table:table-cell>
          <table:table-cell table:formula="of:=[.D14]*100" office:value-type="float" office:value="49.0909090909" calcext:value-type="float">
            <text:p>49,0909090909</text:p>
          </table:table-cell>
          <table:table-cell/>
          <table:table-cell office:value-type="string" calcext:value-type="string">
            <text:p>CP_SKOa and AP_dDFIRE</text:p>
          </table:table-cell>
          <table:table-cell table:formula="of:=[.G14]" office:value-type="float" office:value="5.45454545455" calcext:value-type="float">
            <text:p>5</text:p>
          </table:table-cell>
          <table:table-cell table:formula="of:=[.H14]" office:value-type="float" office:value="30.9090909091" calcext:value-type="float">
            <text:p>31</text:p>
          </table:table-cell>
          <table:table-cell table:formula="of:=[.I14]" office:value-type="float" office:value="49.0909090909" calcext:value-type="float">
            <text:p>49</text:p>
          </table:table-cell>
        </table:table-row>
        <table:table-row table:style-name="ro1">
          <table:table-cell office:value-type="string" calcext:value-type="string">
            <text:p>CP_SKOa_PY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SKOa_PYDOCK</text:p>
          </table:table-cell>
          <table:table-cell table:formula="of:=[.B15]*100" office:value-type="float" office:value="9.09090909091" calcext:value-type="float">
            <text:p>9,0909090909</text:p>
          </table:table-cell>
          <table:table-cell table:formula="of:=[.C15]*100" office:value-type="float" office:value="30.9090909091" calcext:value-type="float">
            <text:p>30,9090909091</text:p>
          </table:table-cell>
          <table:table-cell table:formula="of:=[.D15]*100" office:value-type="float" office:value="45.4545454545" calcext:value-type="float">
            <text:p>45,4545454545</text:p>
          </table:table-cell>
          <table:table-cell/>
          <table:table-cell office:value-type="string" calcext:value-type="string">
            <text:p>CP_SKOa and PYDOCK_TOT</text:p>
          </table:table-cell>
          <table:table-cell table:formula="of:=[.G15]" office:value-type="float" office:value="9.09090909091" calcext:value-type="float">
            <text:p>9</text:p>
          </table:table-cell>
          <table:table-cell table:formula="of:=[.H15]" office:value-type="float" office:value="30.9090909091" calcext:value-type="float">
            <text:p>31</text:p>
          </table:table-cell>
          <table:table-cell table:formula="of:=[.I15]" office:value-type="float" office:value="45.4545454545" calcext:value-type="float">
            <text:p>45</text:p>
          </table:table-cell>
        </table:table-row>
        <table:table-row table:style-name="ro1">
          <table:table-cell office:value-type="string" calcext:value-type="string">
            <text:p>CP_SJKG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CP_SJKG_AP_dDFIRE</text:p>
          </table:table-cell>
          <table:table-cell table:formula="of:=[.B16]*100" office:value-type="float" office:value="5.45454545455" calcext:value-type="float">
            <text:p>5,4545454546</text:p>
          </table:table-cell>
          <table:table-cell table:formula="of:=[.C16]*100" office:value-type="float" office:value="32.7272727273" calcext:value-type="float">
            <text:p>32,7272727273</text:p>
          </table:table-cell>
          <table:table-cell table:formula="of:=[.D16]*100" office:value-type="float" office:value="49.0909090909" calcext:value-type="float">
            <text:p>49,0909090909</text:p>
          </table:table-cell>
          <table:table-cell/>
          <table:table-cell office:value-type="string" calcext:value-type="string">
            <text:p>CP_SJKG and AP_dDFIRE</text:p>
          </table:table-cell>
          <table:table-cell table:formula="of:=[.G16]" office:value-type="float" office:value="5.45454545455" calcext:value-type="float">
            <text:p>5</text:p>
          </table:table-cell>
          <table:table-cell table:formula="of:=[.H16]" office:value-type="float" office:value="32.7272727273" calcext:value-type="float">
            <text:p>33</text:p>
          </table:table-cell>
          <table:table-cell table:formula="of:=[.I16]" office:value-type="float" office:value="49.0909090909" calcext:value-type="float">
            <text:p>49</text:p>
          </table:table-cell>
        </table:table-row>
      </table:table>
      <table:table table:name="zdock" table:style-name="ta1">
        <table:shapes>
          <draw:frame draw:z-index="0" draw:style-name="gr1" svg:width="21.063cm" svg:height="19.178cm" svg:x="-0.009cm" svg:y="13.242cm">
            <draw:object draw:notify-on-update-of-ranges="zdock.A2:zdock.A29 zdock.B1:zdock.B1 zdock.B2:zdock.B29 zdock.C1:zdock.C1 zdock.C2:zdock.C29 zdock.D1:zdock.D1 zdock.D2:zdock.D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23.99cm" svg:height="17.083cm" svg:x="24.563cm" svg:y="15.119cm">
            <draw:object draw:notify-on-update-of-ranges="zdock.F2:zdock.F29 zdock.G1:zdock.G1 zdock.G2:zdock.G29 zdock.H1:zdock.H1 zdock.H2:zdock.H29 zdock.I1:zdock.I1 zdock.I2:zdock.I2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2" draw:text-style-name="P1" svg:width="18.723cm" svg:height="9.023cm" svg:x="17.592cm" svg:y="15.339cm">
            <draw:object draw:notify-on-update-of-ranges="zdock.K20:zdock.K29 zdock.L19:zdock.L19 zdock.L20:zdock.L29 zdock.M19:zdock.M19 zdock.M20:zdock.M29 zdock.N19:zdock.N19 zdock.N20:zdock.N29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bo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Combo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calRWp_zdock3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calRWp_zdock3</text:p>
          </table:table-cell>
          <table:table-cell table:formula="of:=[.B2]*100" office:value-type="float" office:value="0" calcext:value-type="float">
            <text:p>0</text:p>
          </table:table-cell>
          <table:table-cell table:formula="of:=[.C2]*100" office:value-type="float" office:value="7.27272727273" calcext:value-type="float">
            <text:p>7,2727272727</text:p>
          </table:table-cell>
          <table:table-cell table:formula="of:=[.D2]*100" office:value-type="float" office:value="45.4545454545" calcext:value-type="float">
            <text:p>45,454545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calRWp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AP_calRWp_AP_PISA</text:p>
          </table:table-cell>
          <table:table-cell table:formula="of:=[.B3]*100" office:value-type="float" office:value="1.81818181818" calcext:value-type="float">
            <text:p>1,8181818182</text:p>
          </table:table-cell>
          <table:table-cell table:formula="of:=[.C3]*100" office:value-type="float" office:value="10.9090909091" calcext:value-type="float">
            <text:p>10,9090909091</text:p>
          </table:table-cell>
          <table:table-cell table:formula="of:=[.D3]*100" office:value-type="float" office:value="38.1818181818" calcext:value-type="float">
            <text:p>38,181818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calRWp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AP_calRWp_AP_T2</text:p>
          </table:table-cell>
          <table:table-cell table:formula="of:=[.B4]*100" office:value-type="float" office:value="5.45454545455" calcext:value-type="float">
            <text:p>5,4545454546</text:p>
          </table:table-cell>
          <table:table-cell table:formula="of:=[.C4]*100" office:value-type="float" office:value="10.9090909091" calcext:value-type="float">
            <text:p>10,9090909091</text:p>
          </table:table-cell>
          <table:table-cell table:formula="of:=[.D4]*100" office:value-type="float" office:value="47.2727272727" calcext:value-type="float">
            <text:p>47,2727272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ck3_CP_TB</text:p>
          </table:table-cell>
          <table:table-cell office:value-type="float" office:value="0" calcext:value-type="float">
            <text:p>0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zdock3_CP_TB</text:p>
          </table:table-cell>
          <table:table-cell table:formula="of:=[.B5]*100" office:value-type="float" office:value="0" calcext:value-type="float">
            <text:p>0</text:p>
          </table:table-cell>
          <table:table-cell table:formula="of:=[.C5]*100" office:value-type="float" office:value="14.5454545455" calcext:value-type="float">
            <text:p>14,5454545455</text:p>
          </table:table-cell>
          <table:table-cell table:formula="of:=[.D5]*100" office:value-type="float" office:value="34.5454545455" calcext:value-type="float">
            <text:p>34,5454545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ck3_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zdock3_AP_T2</text:p>
          </table:table-cell>
          <table:table-cell table:formula="of:=[.B6]*100" office:value-type="float" office:value="3.63636363636" calcext:value-type="float">
            <text:p>3,6363636364</text:p>
          </table:table-cell>
          <table:table-cell table:formula="of:=[.C6]*100" office:value-type="float" office:value="14.5454545455" calcext:value-type="float">
            <text:p>14,5454545455</text:p>
          </table:table-cell>
          <table:table-cell table:formula="of:=[.D6]*100" office:value-type="float" office:value="36.3636363636" calcext:value-type="float">
            <text:p>36,3636363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BFKV_zdock3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CP_BFKV_zdock3</text:p>
          </table:table-cell>
          <table:table-cell table:formula="of:=[.B7]*100" office:value-type="float" office:value="3.63636363636" calcext:value-type="float">
            <text:p>3,6363636364</text:p>
          </table:table-cell>
          <table:table-cell table:formula="of:=[.C7]*100" office:value-type="float" office:value="16.3636363636" calcext:value-type="float">
            <text:p>16,3636363636</text:p>
          </table:table-cell>
          <table:table-cell table:formula="of:=[.D7]*100" office:value-type="float" office:value="27.2727272727" calcext:value-type="float">
            <text:p>27,2727272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ck3_AP_PIS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zdock3_AP_PISA</text:p>
          </table:table-cell>
          <table:table-cell table:formula="of:=[.B8]*100" office:value-type="float" office:value="3.63636363636" calcext:value-type="float">
            <text:p>3,6363636364</text:p>
          </table:table-cell>
          <table:table-cell table:formula="of:=[.C8]*100" office:value-type="float" office:value="16.3636363636" calcext:value-type="float">
            <text:p>16,3636363636</text:p>
          </table:table-cell>
          <table:table-cell table:formula="of:=[.D8]*100" office:value-type="float" office:value="38.1818181818" calcext:value-type="float">
            <text:p>38,181818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T1_CP_TB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AP_T1_CP_TB</text:p>
          </table:table-cell>
          <table:table-cell table:formula="of:=[.B9]*100" office:value-type="float" office:value="5.45454545455" calcext:value-type="float">
            <text:p>5,4545454546</text:p>
          </table:table-cell>
          <table:table-cell table:formula="of:=[.C9]*100" office:value-type="float" office:value="16.3636363636" calcext:value-type="float">
            <text:p>16,3636363636</text:p>
          </table:table-cell>
          <table:table-cell table:formula="of:=[.D9]*100" office:value-type="float" office:value="38.1818181818" calcext:value-type="float">
            <text:p>38,181818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PISA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AP_PISA_AP_T1</text:p>
          </table:table-cell>
          <table:table-cell table:formula="of:=[.B10]*100" office:value-type="float" office:value="5.45454545455" calcext:value-type="float">
            <text:p>5,4545454546</text:p>
          </table:table-cell>
          <table:table-cell table:formula="of:=[.C10]*100" office:value-type="float" office:value="16.3636363636" calcext:value-type="float">
            <text:p>16,3636363636</text:p>
          </table:table-cell>
          <table:table-cell table:formula="of:=[.D10]*100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PISA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AP_PISA_AP_T2</text:p>
          </table:table-cell>
          <table:table-cell table:formula="of:=[.B11]*100" office:value-type="float" office:value="5.45454545455" calcext:value-type="float">
            <text:p>5,4545454546</text:p>
          </table:table-cell>
          <table:table-cell table:formula="of:=[.C11]*100" office:value-type="float" office:value="16.3636363636" calcext:value-type="float">
            <text:p>16,3636363636</text:p>
          </table:table-cell>
          <table:table-cell table:formula="of:=[.D11]*100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T2_CP_TB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AP_T2_CP_TB</text:p>
          </table:table-cell>
          <table:table-cell table:formula="of:=[.B12]*100" office:value-type="float" office:value="10.9090909091" calcext:value-type="float">
            <text:p>10,9090909091</text:p>
          </table:table-cell>
          <table:table-cell table:formula="of:=[.C12]*100" office:value-type="float" office:value="16.3636363636" calcext:value-type="float">
            <text:p>16,3636363636</text:p>
          </table:table-cell>
          <table:table-cell table:formula="of:=[.D12]*100" office:value-type="float" office:value="34.5454545455" calcext:value-type="float">
            <text:p>34,5454545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ck3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zdock3_AP_T1</text:p>
          </table:table-cell>
          <table:table-cell table:formula="of:=[.B13]*100" office:value-type="float" office:value="3.63636363636" calcext:value-type="float">
            <text:p>3,6363636364</text:p>
          </table:table-cell>
          <table:table-cell table:formula="of:=[.C13]*100" office:value-type="float" office:value="18.1818181818" calcext:value-type="float">
            <text:p>18,1818181818</text:p>
          </table:table-cell>
          <table:table-cell table:formula="of:=[.D13]*100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calRWp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AP_calRWp_AP_T1</text:p>
          </table:table-cell>
          <table:table-cell table:formula="of:=[.B14]*100" office:value-type="float" office:value="3.63636363636" calcext:value-type="float">
            <text:p>3,6363636364</text:p>
          </table:table-cell>
          <table:table-cell table:formula="of:=[.C14]*100" office:value-type="float" office:value="18.1818181818" calcext:value-type="float">
            <text:p>18,1818181818</text:p>
          </table:table-cell>
          <table:table-cell table:formula="of:=[.D14]*100" office:value-type="float" office:value="49.0909090909" calcext:value-type="float">
            <text:p>49,0909090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BFKV_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BFKV_AP_T1</text:p>
          </table:table-cell>
          <table:table-cell table:formula="of:=[.B15]*100" office:value-type="float" office:value="7.27272727273" calcext:value-type="float">
            <text:p>7,2727272727</text:p>
          </table:table-cell>
          <table:table-cell table:formula="of:=[.C15]*100" office:value-type="float" office:value="18.1818181818" calcext:value-type="float">
            <text:p>18,1818181818</text:p>
          </table:table-cell>
          <table:table-cell table:formula="of:=[.D15]*100" office:value-type="float" office:value="38.1818181818" calcext:value-type="float">
            <text:p>38,181818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DOCK_CP_TB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PYDOCK_CP_TB</text:p>
          </table:table-cell>
          <table:table-cell table:formula="of:=[.B16]*100" office:value-type="float" office:value="10.9090909091" calcext:value-type="float">
            <text:p>10,9090909091</text:p>
          </table:table-cell>
          <table:table-cell table:formula="of:=[.C16]*100" office:value-type="float" office:value="18.1818181818" calcext:value-type="float">
            <text:p>18,1818181818</text:p>
          </table:table-cell>
          <table:table-cell table:formula="of:=[.D16]*100" office:value-type="float" office:value="38.1818181818" calcext:value-type="float">
            <text:p>38,181818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BFKV_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CP_BFKV_AP_calRWp</text:p>
          </table:table-cell>
          <table:table-cell table:formula="of:=[.B17]*100" office:value-type="float" office:value="1.81818181818" calcext:value-type="float">
            <text:p>1,8181818182</text:p>
          </table:table-cell>
          <table:table-cell table:formula="of:=[.C17]*100" office:value-type="float" office:value="20" calcext:value-type="float">
            <text:p>20</text:p>
          </table:table-cell>
          <table:table-cell table:formula="of:=[.D17]*100" office:value-type="float" office:value="41.8181818182" calcext:value-type="float">
            <text:p>41,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calRWp_CP_T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AP_calRWp_CP_TB</text:p>
          </table:table-cell>
          <table:table-cell table:formula="of:=[.B18]*100" office:value-type="float" office:value="3.63636363636" calcext:value-type="float">
            <text:p>3,6363636364</text:p>
          </table:table-cell>
          <table:table-cell table:formula="of:=[.C18]*100" office:value-type="float" office:value="20" calcext:value-type="float">
            <text:p>20</text:p>
          </table:table-cell>
          <table:table-cell table:formula="of:=[.D18]*100" office:value-type="float" office:value="40" calcext:value-type="float">
            <text:p>40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PYDOCK_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PYDOCK_AP_calRWp</text:p>
          </table:table-cell>
          <table:table-cell table:formula="of:=[.B19]*100" office:value-type="float" office:value="3.63636363636" calcext:value-type="float">
            <text:p>3,6363636364</text:p>
          </table:table-cell>
          <table:table-cell table:formula="of:=[.C19]*100" office:value-type="float" office:value="20" calcext:value-type="float">
            <text:p>20</text:p>
          </table:table-cell>
          <table:table-cell table:formula="of:=[.D19]*100" office:value-type="float" office:value="41.8181818182" calcext:value-type="float">
            <text:p>41,8181818182</text:p>
          </table:table-cell>
          <table:table-cell/>
          <table:table-cell office:value-type="string" calcext:value-type="string">
            <text:p>Combo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CP_BFKV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BFKV_AP_PISA</text:p>
          </table:table-cell>
          <table:table-cell table:formula="of:=[.B20]*100" office:value-type="float" office:value="7.27272727273" calcext:value-type="float">
            <text:p>7,2727272727</text:p>
          </table:table-cell>
          <table:table-cell table:formula="of:=[.C20]*100" office:value-type="float" office:value="20" calcext:value-type="float">
            <text:p>20</text:p>
          </table:table-cell>
          <table:table-cell table:formula="of:=[.D20]*100" office:value-type="float" office:value="38.1818181818" calcext:value-type="float">
            <text:p>38,1818181818</text:p>
          </table:table-cell>
          <table:table-cell/>
          <table:table-cell office:value-type="string" calcext:value-type="string">
            <text:p>CP_BFKV and AP_PISA</text:p>
          </table:table-cell>
          <table:table-cell table:formula="of:=[.G20]" office:value-type="float" office:value="7.27272727273" calcext:value-type="float">
            <text:p>7,2727272727</text:p>
          </table:table-cell>
          <table:table-cell table:formula="of:=[.H20]" office:value-type="float" office:value="20" calcext:value-type="float">
            <text:p>20</text:p>
          </table:table-cell>
          <table:table-cell table:formula="of:=[.I20]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AP_T2_AP_T1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AP_T2_AP_T1</text:p>
          </table:table-cell>
          <table:table-cell table:formula="of:=[.B21]*100" office:value-type="float" office:value="12.7272727273" calcext:value-type="float">
            <text:p>12,7272727273</text:p>
          </table:table-cell>
          <table:table-cell table:formula="of:=[.C21]*100" office:value-type="float" office:value="20" calcext:value-type="float">
            <text:p>20</text:p>
          </table:table-cell>
          <table:table-cell table:formula="of:=[.D21]*100" office:value-type="float" office:value="40" calcext:value-type="float">
            <text:p>40</text:p>
          </table:table-cell>
          <table:table-cell/>
          <table:table-cell office:value-type="string" calcext:value-type="string">
            <text:p>AP_T2 and AP_T1</text:p>
          </table:table-cell>
          <table:table-cell table:formula="of:=[.G21]" office:value-type="float" office:value="12.7272727273" calcext:value-type="float">
            <text:p>12,7272727273</text:p>
          </table:table-cell>
          <table:table-cell table:formula="of:=[.H21]" office:value-type="float" office:value="20" calcext:value-type="float">
            <text:p>20</text:p>
          </table:table-cell>
          <table:table-cell table:formula="of:=[.I21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YDOCK_zdock3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PYDOCK_zdock3</text:p>
          </table:table-cell>
          <table:table-cell table:formula="of:=[.B22]*100" office:value-type="float" office:value="7.27272727273" calcext:value-type="float">
            <text:p>7,2727272727</text:p>
          </table:table-cell>
          <table:table-cell table:formula="of:=[.C22]*100" office:value-type="float" office:value="21.8181818182" calcext:value-type="float">
            <text:p>21,8181818182</text:p>
          </table:table-cell>
          <table:table-cell table:formula="of:=[.D22]*100" office:value-type="float" office:value="34.5454545455" calcext:value-type="float">
            <text:p>34,5454545455</text:p>
          </table:table-cell>
          <table:table-cell/>
          <table:table-cell office:value-type="string" calcext:value-type="string">
            <text:p>PYDOCK_TOT and Zdock</text:p>
          </table:table-cell>
          <table:table-cell table:formula="of:=[.G22]" office:value-type="float" office:value="7.27272727273" calcext:value-type="float">
            <text:p>7,2727272727</text:p>
          </table:table-cell>
          <table:table-cell table:formula="of:=[.H22]" office:value-type="float" office:value="21.8181818182" calcext:value-type="float">
            <text:p>21,8181818182</text:p>
          </table:table-cell>
          <table:table-cell table:formula="of:=[.I22]" office:value-type="float" office:value="34.5454545455" calcext:value-type="float">
            <text:p>34,5454545455</text:p>
          </table:table-cell>
        </table:table-row>
        <table:table-row table:style-name="ro1">
          <table:table-cell office:value-type="string" calcext:value-type="string">
            <text:p>AP_PISA_CP_TB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AP_PISA_CP_TB</text:p>
          </table:table-cell>
          <table:table-cell table:formula="of:=[.B23]*100" office:value-type="float" office:value="7.27272727273" calcext:value-type="float">
            <text:p>7,2727272727</text:p>
          </table:table-cell>
          <table:table-cell table:formula="of:=[.C23]*100" office:value-type="float" office:value="21.8181818182" calcext:value-type="float">
            <text:p>21,8181818182</text:p>
          </table:table-cell>
          <table:table-cell table:formula="of:=[.D23]*100" office:value-type="float" office:value="38.1818181818" calcext:value-type="float">
            <text:p>38,1818181818</text:p>
          </table:table-cell>
          <table:table-cell/>
          <table:table-cell office:value-type="string" calcext:value-type="string">
            <text:p>AP_PISA and CP_TB</text:p>
          </table:table-cell>
          <table:table-cell table:formula="of:=[.G23]" office:value-type="float" office:value="7.27272727273" calcext:value-type="float">
            <text:p>7,2727272727</text:p>
          </table:table-cell>
          <table:table-cell table:formula="of:=[.H23]" office:value-type="float" office:value="21.8181818182" calcext:value-type="float">
            <text:p>21,8181818182</text:p>
          </table:table-cell>
          <table:table-cell table:formula="of:=[.I23]" office:value-type="float" office:value="38.1818181818" calcext:value-type="float">
            <text:p>38,1818181818</text:p>
          </table:table-cell>
        </table:table-row>
        <table:table-row table:style-name="ro2">
          <table:table-cell office:value-type="string" calcext:value-type="string">
            <text:p>CP_BFKV_AP_T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BFKV_AP_T2</text:p>
          </table:table-cell>
          <table:table-cell table:formula="of:=[.B24]*100" office:value-type="float" office:value="10.9090909091" calcext:value-type="float">
            <text:p>10,9090909091</text:p>
          </table:table-cell>
          <table:table-cell table:formula="of:=[.C24]*100" office:value-type="float" office:value="21.8181818182" calcext:value-type="float">
            <text:p>21,8181818182</text:p>
          </table:table-cell>
          <table:table-cell table:formula="of:=[.D24]*100" office:value-type="float" office:value="38.1818181818" calcext:value-type="float">
            <text:p>38,1818181818</text:p>
          </table:table-cell>
          <table:table-cell/>
          <table:table-cell office:value-type="string" calcext:value-type="string">
            <text:p>CP_BFKV and AP_T2</text:p>
          </table:table-cell>
          <table:table-cell table:formula="of:=[.G24]" office:value-type="float" office:value="10.9090909091" calcext:value-type="float">
            <text:p>10,9090909091</text:p>
          </table:table-cell>
          <table:table-cell table:formula="of:=[.H24]" office:value-type="float" office:value="21.8181818182" calcext:value-type="float">
            <text:p>21,8181818182</text:p>
          </table:table-cell>
          <table:table-cell table:formula="of:=[.I24]" office:value-type="float" office:value="38.1818181818" calcext:value-type="float">
            <text:p>38,1818181818</text:p>
          </table:table-cell>
        </table:table-row>
        <table:table-row table:style-name="ro2">
          <table:table-cell office:value-type="string" calcext:value-type="string">
            <text:p>PYDOCK_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PYDOCK_AP_T1</text:p>
          </table:table-cell>
          <table:table-cell table:formula="of:=[.B25]*100" office:value-type="float" office:value="10.9090909091" calcext:value-type="float">
            <text:p>10,9090909091</text:p>
          </table:table-cell>
          <table:table-cell table:formula="of:=[.C25]*100" office:value-type="float" office:value="21.8181818182" calcext:value-type="float">
            <text:p>21,8181818182</text:p>
          </table:table-cell>
          <table:table-cell table:formula="of:=[.D25]*100" office:value-type="float" office:value="41.8181818182" calcext:value-type="float">
            <text:p>41,8181818182</text:p>
          </table:table-cell>
          <table:table-cell/>
          <table:table-cell office:value-type="string" calcext:value-type="string">
            <text:p>PYDOCK_TOT and AP_T1</text:p>
          </table:table-cell>
          <table:table-cell table:formula="of:=[.G25]" office:value-type="float" office:value="10.9090909091" calcext:value-type="float">
            <text:p>10,9090909091</text:p>
          </table:table-cell>
          <table:table-cell table:formula="of:=[.H25]" office:value-type="float" office:value="21.8181818182" calcext:value-type="float">
            <text:p>21,8181818182</text:p>
          </table:table-cell>
          <table:table-cell table:formula="of:=[.I25]" office:value-type="float" office:value="41.8181818182" calcext:value-type="float">
            <text:p>41,8181818182</text:p>
          </table:table-cell>
        </table:table-row>
        <table:table-row table:style-name="ro2">
          <table:table-cell office:value-type="string" calcext:value-type="string">
            <text:p>PYDOCK_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PYDOCK_AP_PISA</text:p>
          </table:table-cell>
          <table:table-cell table:formula="of:=[.B26]*100" office:value-type="float" office:value="1.81818181818" calcext:value-type="float">
            <text:p>1,8181818182</text:p>
          </table:table-cell>
          <table:table-cell table:formula="of:=[.C26]*100" office:value-type="float" office:value="23.6363636364" calcext:value-type="float">
            <text:p>23,6363636364</text:p>
          </table:table-cell>
          <table:table-cell table:formula="of:=[.D26]*100" office:value-type="float" office:value="34.5454545455" calcext:value-type="float">
            <text:p>34,5454545455</text:p>
          </table:table-cell>
          <table:table-cell/>
          <table:table-cell office:value-type="string" calcext:value-type="string">
            <text:p>PYDOCK_TOT and AP_PISA</text:p>
          </table:table-cell>
          <table:table-cell table:formula="of:=[.G26]" office:value-type="float" office:value="1.81818181818" calcext:value-type="float">
            <text:p>1,8181818182</text:p>
          </table:table-cell>
          <table:table-cell table:formula="of:=[.H26]" office:value-type="float" office:value="23.6363636364" calcext:value-type="float">
            <text:p>23,6363636364</text:p>
          </table:table-cell>
          <table:table-cell table:formula="of:=[.I26]" office:value-type="float" office:value="34.5454545455" calcext:value-type="float">
            <text:p>34,5454545455</text:p>
          </table:table-cell>
        </table:table-row>
        <table:table-row table:style-name="ro1">
          <table:table-cell office:value-type="string" calcext:value-type="string">
            <text:p>CP_BFKV_CP_TB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CP_BFKV_CP_TB</text:p>
          </table:table-cell>
          <table:table-cell table:formula="of:=[.B27]*100" office:value-type="float" office:value="5.45454545455" calcext:value-type="float">
            <text:p>5,4545454546</text:p>
          </table:table-cell>
          <table:table-cell table:formula="of:=[.C27]*100" office:value-type="float" office:value="23.6363636364" calcext:value-type="float">
            <text:p>23,6363636364</text:p>
          </table:table-cell>
          <table:table-cell table:formula="of:=[.D27]*100" office:value-type="float" office:value="34.5454545455" calcext:value-type="float">
            <text:p>34,5454545455</text:p>
          </table:table-cell>
          <table:table-cell/>
          <table:table-cell office:value-type="string" calcext:value-type="string">
            <text:p>CP_BFKV and CP_TB</text:p>
          </table:table-cell>
          <table:table-cell table:formula="of:=[.G27]" office:value-type="float" office:value="5.45454545455" calcext:value-type="float">
            <text:p>5,4545454546</text:p>
          </table:table-cell>
          <table:table-cell table:formula="of:=[.H27]" office:value-type="float" office:value="23.6363636364" calcext:value-type="float">
            <text:p>23,6363636364</text:p>
          </table:table-cell>
          <table:table-cell table:formula="of:=[.I27]" office:value-type="float" office:value="34.5454545455" calcext:value-type="float">
            <text:p>34,5454545455</text:p>
          </table:table-cell>
        </table:table-row>
        <table:table-row table:style-name="ro2">
          <table:table-cell office:value-type="string" calcext:value-type="string">
            <text:p>PYDOCK_AP_T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PYDOCK_AP_T2</text:p>
          </table:table-cell>
          <table:table-cell table:formula="of:=[.B28]*100" office:value-type="float" office:value="9.09090909091" calcext:value-type="float">
            <text:p>9,0909090909</text:p>
          </table:table-cell>
          <table:table-cell table:formula="of:=[.C28]*100" office:value-type="float" office:value="25.4545454545" calcext:value-type="float">
            <text:p>25,4545454545</text:p>
          </table:table-cell>
          <table:table-cell table:formula="of:=[.D28]*100" office:value-type="float" office:value="43.6363636364" calcext:value-type="float">
            <text:p>43,6363636364</text:p>
          </table:table-cell>
          <table:table-cell/>
          <table:table-cell office:value-type="string" calcext:value-type="string">
            <text:p>PYDOCK_TOT and AP_T2</text:p>
          </table:table-cell>
          <table:table-cell table:formula="of:=[.G28]" office:value-type="float" office:value="9.09090909091" calcext:value-type="float">
            <text:p>9,0909090909</text:p>
          </table:table-cell>
          <table:table-cell table:formula="of:=[.H28]" office:value-type="float" office:value="25.4545454545" calcext:value-type="float">
            <text:p>25,4545454545</text:p>
          </table:table-cell>
          <table:table-cell table:formula="of:=[.I28]" office:value-type="float" office:value="43.6363636364" calcext:value-type="float">
            <text:p>43,6363636364</text:p>
          </table:table-cell>
        </table:table-row>
        <table:table-row table:style-name="ro1">
          <table:table-cell office:value-type="string" calcext:value-type="string">
            <text:p>CP_BFKV_PY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CP_BFKV_PYDOCK</text:p>
          </table:table-cell>
          <table:table-cell table:formula="of:=[.B29]*100" office:value-type="float" office:value="10.9090909091" calcext:value-type="float">
            <text:p>10,9090909091</text:p>
          </table:table-cell>
          <table:table-cell table:formula="of:=[.C29]*100" office:value-type="float" office:value="25.4545454545" calcext:value-type="float">
            <text:p>25,4545454545</text:p>
          </table:table-cell>
          <table:table-cell table:formula="of:=[.D29]*100" office:value-type="float" office:value="36.3636363636" calcext:value-type="float">
            <text:p>36,3636363636</text:p>
          </table:table-cell>
          <table:table-cell/>
          <table:table-cell office:value-type="string" calcext:value-type="string">
            <text:p>CP_BFKV and PYDOCK_TOT</text:p>
          </table:table-cell>
          <table:table-cell table:formula="of:=[.G29]" office:value-type="float" office:value="10.9090909091" calcext:value-type="float">
            <text:p>10,9090909091</text:p>
          </table:table-cell>
          <table:table-cell table:formula="of:=[.H29]" office:value-type="float" office:value="25.4545454545" calcext:value-type="float">
            <text:p>25,4545454545</text:p>
          </table:table-cell>
          <table:table-cell table:formula="of:=[.I29]" office:value-type="float" office:value="36.3636363636" calcext:value-type="float">
            <text:p>36,3636363636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3" table:number-rows-repeated="2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dock" table:style-name="ta1">
        <table:shapes>
          <draw:frame draw:z-index="0" draw:style-name="gr1" svg:width="22.385cm" svg:height="19.63cm" svg:x="0cm" svg:y="17.051cm">
            <draw:object draw:notify-on-update-of-ranges="sdock.A2:sdock.A29 sdock.B1:sdock.B1 sdock.B2:sdock.B29 sdock.C1:sdock.C1 sdock.C2:sdock.C29 sdock.D1:sdock.D1 sdock.D2:sdock.D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2" draw:text-style-name="P1" svg:width="29.843cm" svg:height="16.929cm" svg:x="34.462cm" svg:y="0cm">
            <draw:object draw:notify-on-update-of-ranges="sdock.F2:sdock.F29 sdock.G1:sdock.G1 sdock.G2:sdock.G29 sdock.H1:sdock.H1 sdock.H2:sdock.H29 sdock.I1:sdock.I1 sdock.I2:sdock.I2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2" draw:text-style-name="P1" svg:width="15.999cm" svg:height="8.999cm" svg:x="32.608cm" svg:y="4.715cm">
            <draw:object draw:notify-on-update-of-ranges="sdock.K20:sdock.K29 sdock.L19:sdock.L19 sdock.L20:sdock.L29 sdock.M19:sdock.M19 sdock.M20:sdock.M29 sdock.N19:sdock.N19 sdock.N20:sdock.N2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bo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Combo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DOCK_CP_BFKV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PYDOCK_CP_BFKV</text:p>
          </table:table-cell>
          <table:table-cell table:formula="of:=[.B2]*100" office:value-type="float" office:value="3.63636363636" calcext:value-type="float">
            <text:p>3,6363636364</text:p>
          </table:table-cell>
          <table:table-cell table:formula="of:=[.C2]*100" office:value-type="float" office:value="16.3636363636" calcext:value-type="float">
            <text:p>16,3636363636</text:p>
          </table:table-cell>
          <table:table-cell table:formula="of:=[.D2]*100" office:value-type="float" office:value="41.8181818182" calcext:value-type="float">
            <text:p>41,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GOAP_DF_CP_E3D_MIN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AP_GOAP_DF_CP_E3D_MIN</text:p>
          </table:table-cell>
          <table:table-cell table:formula="of:=[.B3]*100" office:value-type="float" office:value="5.45454545455" calcext:value-type="float">
            <text:p>5,4545454546</text:p>
          </table:table-cell>
          <table:table-cell table:formula="of:=[.C3]*100" office:value-type="float" office:value="18.1818181818" calcext:value-type="float">
            <text:p>18,1818181818</text:p>
          </table:table-cell>
          <table:table-cell table:formula="of:=[.D3]*100" office:value-type="float" office:value="41.8181818182" calcext:value-type="float">
            <text:p>41,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DOCK_CP_RMFCEN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PYDOCK_CP_RMFCEN1</text:p>
          </table:table-cell>
          <table:table-cell table:formula="of:=[.B4]*100" office:value-type="float" office:value="5.45454545455" calcext:value-type="float">
            <text:p>5,4545454546</text:p>
          </table:table-cell>
          <table:table-cell table:formula="of:=[.C4]*100" office:value-type="float" office:value="18.1818181818" calcext:value-type="float">
            <text:p>18,1818181818</text:p>
          </table:table-cell>
          <table:table-cell table:formula="of:=[.D4]*100" office:value-type="float" office:value="45.4545454545" calcext:value-type="float">
            <text:p>45,454545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DOCK_CP_E3D_MIN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PYDOCK_CP_E3D_MIN</text:p>
          </table:table-cell>
          <table:table-cell table:formula="of:=[.B5]*100" office:value-type="float" office:value="10.9090909091" calcext:value-type="float">
            <text:p>10,9090909091</text:p>
          </table:table-cell>
          <table:table-cell table:formula="of:=[.C5]*100" office:value-type="float" office:value="18.1818181818" calcext:value-type="float">
            <text:p>18,1818181818</text:p>
          </table:table-cell>
          <table:table-cell table:formula="of:=[.D5]*100" office:value-type="float" office:value="45.4545454545" calcext:value-type="float">
            <text:p>45,454545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E3D_MIN_CP_RMFCEN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CP_E3D_MIN_CP_RMFCEN1</text:p>
          </table:table-cell>
          <table:table-cell table:formula="of:=[.B6]*100" office:value-type="float" office:value="3.63636363636" calcext:value-type="float">
            <text:p>3,6363636364</text:p>
          </table:table-cell>
          <table:table-cell table:formula="of:=[.C6]*100" office:value-type="float" office:value="20" calcext:value-type="float">
            <text:p>20</text:p>
          </table:table-cell>
          <table:table-cell table:formula="of:=[.D6]*100" office:value-type="float" office:value="41.8181818182" calcext:value-type="float">
            <text:p>41,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TB_CP_RMFCEN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CP_TB_CP_RMFCEN1</text:p>
          </table:table-cell>
          <table:table-cell table:formula="of:=[.B7]*100" office:value-type="float" office:value="3.63636363636" calcext:value-type="float">
            <text:p>3,6363636364</text:p>
          </table:table-cell>
          <table:table-cell table:formula="of:=[.C7]*100" office:value-type="float" office:value="20" calcext:value-type="float">
            <text:p>20</text:p>
          </table:table-cell>
          <table:table-cell table:formula="of:=[.D7]*100" office:value-type="float" office:value="47.2727272727" calcext:value-type="float">
            <text:p>47,2727272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GOAP_DF_CP_RMFCEN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AP_GOAP_DF_CP_RMFCEN1</text:p>
          </table:table-cell>
          <table:table-cell table:formula="of:=[.B8]*100" office:value-type="float" office:value="7.27272727273" calcext:value-type="float">
            <text:p>7,2727272727</text:p>
          </table:table-cell>
          <table:table-cell table:formula="of:=[.C8]*100" office:value-type="float" office:value="20" calcext:value-type="float">
            <text:p>20</text:p>
          </table:table-cell>
          <table:table-cell table:formula="of:=[.D8]*100" office:value-type="float" office:value="38.1818181818" calcext:value-type="float">
            <text:p>38,181818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TB_CP_BFKV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TB_CP_BFKV</text:p>
          </table:table-cell>
          <table:table-cell table:formula="of:=[.B9]*100" office:value-type="float" office:value="7.27272727273" calcext:value-type="float">
            <text:p>7,2727272727</text:p>
          </table:table-cell>
          <table:table-cell table:formula="of:=[.C9]*100" office:value-type="float" office:value="20" calcext:value-type="float">
            <text:p>20</text:p>
          </table:table-cell>
          <table:table-cell table:formula="of:=[.D9]*100" office:value-type="float" office:value="45.4545454545" calcext:value-type="float">
            <text:p>45,454545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DOCK_AP_GOAP_DF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PYDOCK_AP_GOAP_DF</text:p>
          </table:table-cell>
          <table:table-cell table:formula="of:=[.B10]*100" office:value-type="float" office:value="9.09090909091" calcext:value-type="float">
            <text:p>9,0909090909</text:p>
          </table:table-cell>
          <table:table-cell table:formula="of:=[.C10]*100" office:value-type="float" office:value="20" calcext:value-type="float">
            <text:p>20</text:p>
          </table:table-cell>
          <table:table-cell table:formula="of:=[.D10]*100" office:value-type="float" office:value="41.8181818182" calcext:value-type="float">
            <text:p>41,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OCK_CP_E3D_MIN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SDOCK_CP_E3D_MIN</text:p>
          </table:table-cell>
          <table:table-cell table:formula="of:=[.B11]*100" office:value-type="float" office:value="9.09090909091" calcext:value-type="float">
            <text:p>9,0909090909</text:p>
          </table:table-cell>
          <table:table-cell table:formula="of:=[.C11]*100" office:value-type="float" office:value="20" calcext:value-type="float">
            <text:p>20</text:p>
          </table:table-cell>
          <table:table-cell table:formula="of:=[.D11]*100" office:value-type="float" office:value="47.2727272727" calcext:value-type="float">
            <text:p>47,2727272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RMFCEN1_CP_BFKV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  <table:table-cell/>
          <table:table-cell office:value-type="string" calcext:value-type="string">
            <text:p>CP_RMFCEN1_CP_BFKV</text:p>
          </table:table-cell>
          <table:table-cell table:formula="of:=[.B12]*100" office:value-type="float" office:value="5.45454545455" calcext:value-type="float">
            <text:p>5,4545454546</text:p>
          </table:table-cell>
          <table:table-cell table:formula="of:=[.C12]*100" office:value-type="float" office:value="21.8181818182" calcext:value-type="float">
            <text:p>21,8181818182</text:p>
          </table:table-cell>
          <table:table-cell table:formula="of:=[.D12]*100" office:value-type="float" office:value="52.7272727273" calcext:value-type="float">
            <text:p>52,7272727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GOAP_DF_CP_TB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AP_GOAP_DF_CP_TB</text:p>
          </table:table-cell>
          <table:table-cell table:formula="of:=[.B13]*100" office:value-type="float" office:value="9.09090909091" calcext:value-type="float">
            <text:p>9,0909090909</text:p>
          </table:table-cell>
          <table:table-cell table:formula="of:=[.C13]*100" office:value-type="float" office:value="21.8181818182" calcext:value-type="float">
            <text:p>21,8181818182</text:p>
          </table:table-cell>
          <table:table-cell table:formula="of:=[.D13]*100" office:value-type="float" office:value="41.8181818182" calcext:value-type="float">
            <text:p>41,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DOCK_CP_TB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PYDOCK_CP_TB</text:p>
          </table:table-cell>
          <table:table-cell table:formula="of:=[.B14]*100" office:value-type="float" office:value="9.09090909091" calcext:value-type="float">
            <text:p>9,0909090909</text:p>
          </table:table-cell>
          <table:table-cell table:formula="of:=[.C14]*100" office:value-type="float" office:value="21.8181818182" calcext:value-type="float">
            <text:p>21,8181818182</text:p>
          </table:table-cell>
          <table:table-cell table:formula="of:=[.D14]*100" office:value-type="float" office:value="41.8181818182" calcext:value-type="float">
            <text:p>41,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OCK_AP_GOAP_DF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SDOCK_AP_GOAP_DF</text:p>
          </table:table-cell>
          <table:table-cell table:formula="of:=[.B15]*100" office:value-type="float" office:value="9.09090909091" calcext:value-type="float">
            <text:p>9,0909090909</text:p>
          </table:table-cell>
          <table:table-cell table:formula="of:=[.C15]*100" office:value-type="float" office:value="21.8181818182" calcext:value-type="float">
            <text:p>21,8181818182</text:p>
          </table:table-cell>
          <table:table-cell table:formula="of:=[.D15]*100" office:value-type="float" office:value="43.6363636364" calcext:value-type="float">
            <text:p>43,6363636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OCK_CP_RMFCEN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SDOCK_CP_RMFCEN1</text:p>
          </table:table-cell>
          <table:table-cell table:formula="of:=[.B16]*100" office:value-type="float" office:value="9.09090909091" calcext:value-type="float">
            <text:p>9,0909090909</text:p>
          </table:table-cell>
          <table:table-cell table:formula="of:=[.C16]*100" office:value-type="float" office:value="21.8181818182" calcext:value-type="float">
            <text:p>21,8181818182</text:p>
          </table:table-cell>
          <table:table-cell table:formula="of:=[.D16]*100" office:value-type="float" office:value="45.4545454545" calcext:value-type="float">
            <text:p>45,454545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MPS_CP_BFKV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AP_MPS_CP_BFKV</text:p>
          </table:table-cell>
          <table:table-cell table:formula="of:=[.B17]*100" office:value-type="float" office:value="10.9090909091" calcext:value-type="float">
            <text:p>10,9090909091</text:p>
          </table:table-cell>
          <table:table-cell table:formula="of:=[.C17]*100" office:value-type="float" office:value="21.8181818182" calcext:value-type="float">
            <text:p>21,8181818182</text:p>
          </table:table-cell>
          <table:table-cell table:formula="of:=[.D17]*100" office:value-type="float" office:value="41.8181818182" calcext:value-type="float">
            <text:p>41,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E3D_MIN_CP_BFKV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E3D_MIN_CP_BFKV</text:p>
          </table:table-cell>
          <table:table-cell table:formula="of:=[.B18]*100" office:value-type="float" office:value="5.45454545455" calcext:value-type="float">
            <text:p>5,4545454546</text:p>
          </table:table-cell>
          <table:table-cell table:formula="of:=[.C18]*100" office:value-type="float" office:value="23.6363636364" calcext:value-type="float">
            <text:p>23,6363636364</text:p>
          </table:table-cell>
          <table:table-cell table:formula="of:=[.D18]*100" office:value-type="float" office:value="45.4545454545" calcext:value-type="float">
            <text:p>45,4545454545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</table:table-row>
        <table:table-row table:style-name="ro1">
          <table:table-cell office:value-type="string" calcext:value-type="string">
            <text:p>AP_GOAP_DF_CP_BFKV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AP_GOAP_DF_CP_BFKV</text:p>
          </table:table-cell>
          <table:table-cell table:formula="of:=[.B19]*100" office:value-type="float" office:value="9.09090909091" calcext:value-type="float">
            <text:p>9,0909090909</text:p>
          </table:table-cell>
          <table:table-cell table:formula="of:=[.C19]*100" office:value-type="float" office:value="23.6363636364" calcext:value-type="float">
            <text:p>23,6363636364</text:p>
          </table:table-cell>
          <table:table-cell table:formula="of:=[.D19]*100" office:value-type="float" office:value="49.0909090909" calcext:value-type="float">
            <text:p>49,0909090909</text:p>
          </table:table-cell>
          <table:table-cell/>
          <table:table-cell office:value-type="string" calcext:value-type="string">
            <text:p>Combo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AP_MPS_CP_TB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AP_MPS_CP_TB</text:p>
          </table:table-cell>
          <table:table-cell table:formula="of:=[.B20]*100" office:value-type="float" office:value="9.09090909091" calcext:value-type="float">
            <text:p>9,0909090909</text:p>
          </table:table-cell>
          <table:table-cell table:formula="of:=[.C20]*100" office:value-type="float" office:value="23.6363636364" calcext:value-type="float">
            <text:p>23,6363636364</text:p>
          </table:table-cell>
          <table:table-cell table:formula="of:=[.D20]*100" office:value-type="float" office:value="36.3636363636" calcext:value-type="float">
            <text:p>36,3636363636</text:p>
          </table:table-cell>
          <table:table-cell/>
          <table:table-cell office:value-type="string" calcext:value-type="string">
            <text:p>AP_MPS and CP_TB</text:p>
          </table:table-cell>
          <table:table-cell table:formula="of:=[.G20]" office:value-type="float" office:value="9.09090909091" calcext:value-type="float">
            <text:p>9,0909090909</text:p>
          </table:table-cell>
          <table:table-cell table:formula="of:=[.H20]" office:value-type="float" office:value="23.6363636364" calcext:value-type="float">
            <text:p>23,6363636364</text:p>
          </table:table-cell>
          <table:table-cell table:formula="of:=[.I20]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SDOCK_CP_BFKV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SDOCK_CP_BFKV</text:p>
          </table:table-cell>
          <table:table-cell table:formula="of:=[.B21]*100" office:value-type="float" office:value="12.7272727273" calcext:value-type="float">
            <text:p>12,7272727273</text:p>
          </table:table-cell>
          <table:table-cell table:formula="of:=[.C21]*100" office:value-type="float" office:value="23.6363636364" calcext:value-type="float">
            <text:p>23,6363636364</text:p>
          </table:table-cell>
          <table:table-cell table:formula="of:=[.D21]*100" office:value-type="float" office:value="49.0909090909" calcext:value-type="float">
            <text:p>49,0909090909</text:p>
          </table:table-cell>
          <table:table-cell/>
          <table:table-cell office:value-type="string" calcext:value-type="string">
            <text:p>SDOCK and CP_BFKV</text:p>
          </table:table-cell>
          <table:table-cell table:formula="of:=[.G21]" office:value-type="float" office:value="12.7272727273" calcext:value-type="float">
            <text:p>12,7272727273</text:p>
          </table:table-cell>
          <table:table-cell table:formula="of:=[.H21]" office:value-type="float" office:value="23.6363636364" calcext:value-type="float">
            <text:p>23,6363636364</text:p>
          </table:table-cell>
          <table:table-cell table:formula="of:=[.I21]" office:value-type="float" office:value="49.0909090909" calcext:value-type="float">
            <text:p>49,0909090909</text:p>
          </table:table-cell>
        </table:table-row>
        <table:table-row table:style-name="ro1">
          <table:table-cell office:value-type="string" calcext:value-type="string">
            <text:p>PYDOCK_SDOCK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PYDOCK_SDOCK</text:p>
          </table:table-cell>
          <table:table-cell table:formula="of:=[.B22]*100" office:value-type="float" office:value="16.3636363636" calcext:value-type="float">
            <text:p>16,3636363636</text:p>
          </table:table-cell>
          <table:table-cell table:formula="of:=[.C22]*100" office:value-type="float" office:value="23.6363636364" calcext:value-type="float">
            <text:p>23,6363636364</text:p>
          </table:table-cell>
          <table:table-cell table:formula="of:=[.D22]*100" office:value-type="float" office:value="43.6363636364" calcext:value-type="float">
            <text:p>43,6363636364</text:p>
          </table:table-cell>
          <table:table-cell/>
          <table:table-cell office:value-type="string" calcext:value-type="string">
            <text:p>PYDOCK and SDOCK</text:p>
          </table:table-cell>
          <table:table-cell table:formula="of:=[.G22]" office:value-type="float" office:value="16.3636363636" calcext:value-type="float">
            <text:p>16,3636363636</text:p>
          </table:table-cell>
          <table:table-cell table:formula="of:=[.H22]" office:value-type="float" office:value="23.6363636364" calcext:value-type="float">
            <text:p>23,6363636364</text:p>
          </table:table-cell>
          <table:table-cell table:formula="of:=[.I22]" office:value-type="float" office:value="43.6363636364" calcext:value-type="float">
            <text:p>43,6363636364</text:p>
          </table:table-cell>
        </table:table-row>
        <table:table-row table:style-name="ro1">
          <table:table-cell office:value-type="string" calcext:value-type="string">
            <text:p>SDOCK_CP_TB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SDOCK_CP_TB</text:p>
          </table:table-cell>
          <table:table-cell table:formula="of:=[.B23]*100" office:value-type="float" office:value="18.1818181818" calcext:value-type="float">
            <text:p>18,1818181818</text:p>
          </table:table-cell>
          <table:table-cell table:formula="of:=[.C23]*100" office:value-type="float" office:value="23.6363636364" calcext:value-type="float">
            <text:p>23,6363636364</text:p>
          </table:table-cell>
          <table:table-cell table:formula="of:=[.D23]*100" office:value-type="float" office:value="43.6363636364" calcext:value-type="float">
            <text:p>43,6363636364</text:p>
          </table:table-cell>
          <table:table-cell/>
          <table:table-cell office:value-type="string" calcext:value-type="string">
            <text:p>SDOCK and CP_TB</text:p>
          </table:table-cell>
          <table:table-cell table:formula="of:=[.G23]" office:value-type="float" office:value="18.1818181818" calcext:value-type="float">
            <text:p>18,1818181818</text:p>
          </table:table-cell>
          <table:table-cell table:formula="of:=[.H23]" office:value-type="float" office:value="23.6363636364" calcext:value-type="float">
            <text:p>23,6363636364</text:p>
          </table:table-cell>
          <table:table-cell table:formula="of:=[.I23]" office:value-type="float" office:value="43.6363636364" calcext:value-type="float">
            <text:p>43,6363636364</text:p>
          </table:table-cell>
        </table:table-row>
        <table:table-row table:style-name="ro1">
          <table:table-cell office:value-type="string" calcext:value-type="string">
            <text:p>AP_GOAP_DF_AP_MP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AP_GOAP_DF_AP_MPS</text:p>
          </table:table-cell>
          <table:table-cell table:formula="of:=[.B24]*100" office:value-type="float" office:value="7.27272727273" calcext:value-type="float">
            <text:p>7,2727272727</text:p>
          </table:table-cell>
          <table:table-cell table:formula="of:=[.C24]*100" office:value-type="float" office:value="25.4545454545" calcext:value-type="float">
            <text:p>25,4545454545</text:p>
          </table:table-cell>
          <table:table-cell table:formula="of:=[.D24]*100" office:value-type="float" office:value="47.2727272727" calcext:value-type="float">
            <text:p>47,2727272727</text:p>
          </table:table-cell>
          <table:table-cell/>
          <table:table-cell office:value-type="string" calcext:value-type="string">
            <text:p>AP_GOAP_DF and AP_MPS</text:p>
          </table:table-cell>
          <table:table-cell table:formula="of:=[.G24]" office:value-type="float" office:value="7.27272727273" calcext:value-type="float">
            <text:p>7,2727272727</text:p>
          </table:table-cell>
          <table:table-cell table:formula="of:=[.H24]" office:value-type="float" office:value="25.4545454545" calcext:value-type="float">
            <text:p>25,4545454545</text:p>
          </table:table-cell>
          <table:table-cell table:formula="of:=[.I24]" office:value-type="float" office:value="47.2727272727" calcext:value-type="float">
            <text:p>47,2727272727</text:p>
          </table:table-cell>
        </table:table-row>
        <table:table-row table:style-name="ro1">
          <table:table-cell office:value-type="string" calcext:value-type="string">
            <text:p>CP_E3D_MIN_AP_MPS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CP_E3D_MIN_AP_MPS</text:p>
          </table:table-cell>
          <table:table-cell table:formula="of:=[.B25]*100" office:value-type="float" office:value="9.09090909091" calcext:value-type="float">
            <text:p>9,0909090909</text:p>
          </table:table-cell>
          <table:table-cell table:formula="of:=[.C25]*100" office:value-type="float" office:value="27.2727272727" calcext:value-type="float">
            <text:p>27,2727272727</text:p>
          </table:table-cell>
          <table:table-cell table:formula="of:=[.D25]*100" office:value-type="float" office:value="47.2727272727" calcext:value-type="float">
            <text:p>47,2727272727</text:p>
          </table:table-cell>
          <table:table-cell/>
          <table:table-cell office:value-type="string" calcext:value-type="string">
            <text:p>CP_E3D_MIN and AP_MPS</text:p>
          </table:table-cell>
          <table:table-cell table:formula="of:=[.G25]" office:value-type="float" office:value="9.09090909091" calcext:value-type="float">
            <text:p>9,0909090909</text:p>
          </table:table-cell>
          <table:table-cell table:formula="of:=[.H25]" office:value-type="float" office:value="27.2727272727" calcext:value-type="float">
            <text:p>27,2727272727</text:p>
          </table:table-cell>
          <table:table-cell table:formula="of:=[.I25]" office:value-type="float" office:value="47.2727272727" calcext:value-type="float">
            <text:p>47,2727272727</text:p>
          </table:table-cell>
        </table:table-row>
        <table:table-row table:style-name="ro1">
          <table:table-cell office:value-type="string" calcext:value-type="string">
            <text:p>PYDOCK_AP_MPS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PYDOCK_AP_MPS</text:p>
          </table:table-cell>
          <table:table-cell table:formula="of:=[.B26]*100" office:value-type="float" office:value="10.9090909091" calcext:value-type="float">
            <text:p>10,9090909091</text:p>
          </table:table-cell>
          <table:table-cell table:formula="of:=[.C26]*100" office:value-type="float" office:value="27.2727272727" calcext:value-type="float">
            <text:p>27,2727272727</text:p>
          </table:table-cell>
          <table:table-cell table:formula="of:=[.D26]*100" office:value-type="float" office:value="38.1818181818" calcext:value-type="float">
            <text:p>38,1818181818</text:p>
          </table:table-cell>
          <table:table-cell/>
          <table:table-cell office:value-type="string" calcext:value-type="string">
            <text:p>PYDOCK_TOT and AP_MPS</text:p>
          </table:table-cell>
          <table:table-cell table:formula="of:=[.G26]" office:value-type="float" office:value="10.9090909091" calcext:value-type="float">
            <text:p>10,9090909091</text:p>
          </table:table-cell>
          <table:table-cell table:formula="of:=[.H26]" office:value-type="float" office:value="27.2727272727" calcext:value-type="float">
            <text:p>27,2727272727</text:p>
          </table:table-cell>
          <table:table-cell table:formula="of:=[.I26]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SDOCK_AP_MPS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SDOCK_AP_MPS</text:p>
          </table:table-cell>
          <table:table-cell table:formula="of:=[.B27]*100" office:value-type="float" office:value="12.7272727273" calcext:value-type="float">
            <text:p>12,7272727273</text:p>
          </table:table-cell>
          <table:table-cell table:formula="of:=[.C27]*100" office:value-type="float" office:value="27.2727272727" calcext:value-type="float">
            <text:p>27,2727272727</text:p>
          </table:table-cell>
          <table:table-cell table:formula="of:=[.D27]*100" office:value-type="float" office:value="47.2727272727" calcext:value-type="float">
            <text:p>47,2727272727</text:p>
          </table:table-cell>
          <table:table-cell/>
          <table:table-cell office:value-type="string" calcext:value-type="string">
            <text:p>SDOCK and AP_MPS</text:p>
          </table:table-cell>
          <table:table-cell table:formula="of:=[.G27]" office:value-type="float" office:value="12.7272727273" calcext:value-type="float">
            <text:p>12,7272727273</text:p>
          </table:table-cell>
          <table:table-cell table:formula="of:=[.H27]" office:value-type="float" office:value="27.2727272727" calcext:value-type="float">
            <text:p>27,2727272727</text:p>
          </table:table-cell>
          <table:table-cell table:formula="of:=[.I27]" office:value-type="float" office:value="47.2727272727" calcext:value-type="float">
            <text:p>47,2727272727</text:p>
          </table:table-cell>
        </table:table-row>
        <table:table-row table:style-name="ro1">
          <table:table-cell office:value-type="string" calcext:value-type="string">
            <text:p>AP_MPS_CP_RMFCEN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AP_MPS_CP_RMFCEN1</text:p>
          </table:table-cell>
          <table:table-cell table:formula="of:=[.B28]*100" office:value-type="float" office:value="7.27272727273" calcext:value-type="float">
            <text:p>7,2727272727</text:p>
          </table:table-cell>
          <table:table-cell table:formula="of:=[.C28]*100" office:value-type="float" office:value="29.0909090909" calcext:value-type="float">
            <text:p>29,0909090909</text:p>
          </table:table-cell>
          <table:table-cell table:formula="of:=[.D28]*100" office:value-type="float" office:value="41.8181818182" calcext:value-type="float">
            <text:p>41,8181818182</text:p>
          </table:table-cell>
          <table:table-cell/>
          <table:table-cell office:value-type="string" calcext:value-type="string">
            <text:p>AP_MPS and CP_RMFCEN1</text:p>
          </table:table-cell>
          <table:table-cell table:formula="of:=[.G28]" office:value-type="float" office:value="7.27272727273" calcext:value-type="float">
            <text:p>7,2727272727</text:p>
          </table:table-cell>
          <table:table-cell table:formula="of:=[.H28]" office:value-type="float" office:value="29.0909090909" calcext:value-type="float">
            <text:p>29,0909090909</text:p>
          </table:table-cell>
          <table:table-cell table:formula="of:=[.I28]" office:value-type="float" office:value="41.8181818182" calcext:value-type="float">
            <text:p>41,8181818182</text:p>
          </table:table-cell>
        </table:table-row>
        <table:table-row table:style-name="ro1">
          <table:table-cell office:value-type="string" calcext:value-type="string">
            <text:p>CP_E3D_MIN_CP_TB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CP_E3D_MIN_CP_TB</text:p>
          </table:table-cell>
          <table:table-cell table:formula="of:=[.B29]*100" office:value-type="float" office:value="7.27272727273" calcext:value-type="float">
            <text:p>7,2727272727</text:p>
          </table:table-cell>
          <table:table-cell table:formula="of:=[.C29]*100" office:value-type="float" office:value="29.0909090909" calcext:value-type="float">
            <text:p>29,0909090909</text:p>
          </table:table-cell>
          <table:table-cell table:formula="of:=[.D29]*100" office:value-type="float" office:value="41.8181818182" calcext:value-type="float">
            <text:p>41,8181818182</text:p>
          </table:table-cell>
          <table:table-cell/>
          <table:table-cell office:value-type="string" calcext:value-type="string">
            <text:p>CP_E3D_MIN and CP_TB</text:p>
          </table:table-cell>
          <table:table-cell table:formula="of:=[.G29]" office:value-type="float" office:value="7.27272727273" calcext:value-type="float">
            <text:p>7,2727272727</text:p>
          </table:table-cell>
          <table:table-cell table:formula="of:=[.H29]" office:value-type="float" office:value="29.0909090909" calcext:value-type="float">
            <text:p>29,0909090909</text:p>
          </table:table-cell>
          <table:table-cell table:formula="of:=[.I29]" office:value-type="float" office:value="41.8181818182" calcext:value-type="float">
            <text:p>41,8181818182</text:p>
          </table:table-cell>
        </table:table-row>
      </table:table>
      <table:table table:name="LOGIT" table:style-name="ta1">
        <table:shapes>
          <draw:frame draw:z-index="0" draw:style-name="gr1" svg:width="15.982cm" svg:height="19.209cm" svg:x="18.21cm" svg:y="0.106cm">
            <draw:object draw:notify-on-update-of-ranges="LOGIT.A2:LOGIT.C13 LOGIT.D1:LOGIT.D1 LOGIT.D2:LOGIT.D13 LOGIT.E1:LOGIT.E1 LOGIT.E2:LOGIT.E13 LOGIT.F1:LOGIT.F1 LOGIT.F2:LOGIT.F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3">
          <table:table-cell table:number-columns-repeated="3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FTDOCK</text:p>
          </table:table-cell>
          <table:table-cell office:value-type="string" calcext:value-type="string">
            <text:p>PLAIN SUM</text:p>
          </table:table-cell>
          <table:table-cell office:value-type="string" calcext:value-type="string">
            <text:p>combo_CP_SKOa_py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4">
          <table:table-cell office:value-type="string" calcext:value-type="string">
            <text:p>FTDOCK</text:p>
          </table:table-cell>
          <table:table-cell office:value-type="string" calcext:value-type="string">
            <text:p>PLAIN SUM</text:p>
          </table:table-cell>
          <table:table-cell office:value-type="string" calcext:value-type="string">
            <text:p>combo_CP_SJKG_AP_dDFIRE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490909090909" calcext:value-type="float">
            <text:p>0,4909090909</text:p>
          </table:table-cell>
        </table:table-row>
        <table:table-row table:style-name="ro4">
          <table:table-cell office:value-type="string" calcext:value-type="string">
            <text:p>FTDOCK</text:p>
          </table:table-cell>
          <table:table-cell office:value-type="string" calcext:value-type="string">
            <text:p>LOGIT</text:p>
          </table:table-cell>
          <table:table-cell office:value-type="string" calcext:value-type="string">
            <text:p>combo_CP_SKOa_py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4">
          <table:table-cell office:value-type="string" calcext:value-type="string">
            <text:p>FTDOCK</text:p>
          </table:table-cell>
          <table:table-cell office:value-type="string" calcext:value-type="string">
            <text:p>LOGIT</text:p>
          </table:table-cell>
          <table:table-cell office:value-type="string" calcext:value-type="string">
            <text:p>combo_CP_SJKG_AP_dDFIRE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3">
          <table:table-cell office:value-type="string" calcext:value-type="string">
            <text:p>ZDOCK</text:p>
          </table:table-cell>
          <table:table-cell office:value-type="string" calcext:value-type="string">
            <text:p>PLAIN SUM</text:p>
          </table:table-cell>
          <table:table-cell office:value-type="string" calcext:value-type="string">
            <text:p>combo_PYDOCK_TOT_AP_T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3">
          <table:table-cell office:value-type="string" calcext:value-type="string">
            <text:p>ZDOCK</text:p>
          </table:table-cell>
          <table:table-cell office:value-type="string" calcext:value-type="string">
            <text:p>PLAIN SUM</text:p>
          </table:table-cell>
          <table:table-cell office:value-type="string" calcext:value-type="string">
            <text:p>combo_CP_BFKV_PYDOCK_TOT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3">
          <table:table-cell office:value-type="string" calcext:value-type="string">
            <text:p>ZDOCK</text:p>
          </table:table-cell>
          <table:table-cell office:value-type="string" calcext:value-type="string">
            <text:p>LOGIT</text:p>
          </table:table-cell>
          <table:table-cell office:value-type="string" calcext:value-type="string">
            <text:p>combo_PYDOCK_TOT_AP_T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3">
          <table:table-cell office:value-type="string" calcext:value-type="string">
            <text:p>ZDOCK</text:p>
          </table:table-cell>
          <table:table-cell office:value-type="string" calcext:value-type="string">
            <text:p>LOGIT</text:p>
          </table:table-cell>
          <table:table-cell office:value-type="string" calcext:value-type="string">
            <text:p>combo_CP_BFKV_PYDOCK_TOT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3">
          <table:table-cell office:value-type="string" calcext:value-type="string">
            <text:p>SDOCK</text:p>
          </table:table-cell>
          <table:table-cell office:value-type="string" calcext:value-type="string">
            <text:p>PLAIN SUM</text:p>
          </table:table-cell>
          <table:table-cell office:value-type="string" calcext:value-type="string">
            <text:p>combo_CP_E3D_MIN_CP_TB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3">
          <table:table-cell office:value-type="string" calcext:value-type="string">
            <text:p>SDOCK</text:p>
          </table:table-cell>
          <table:table-cell office:value-type="string" calcext:value-type="string">
            <text:p>PLAIN SUM</text:p>
          </table:table-cell>
          <table:table-cell office:value-type="string" calcext:value-type="string">
            <text:p>combo_AP_MPS_CP_RMFCEN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3">
          <table:table-cell office:value-type="string" calcext:value-type="string">
            <text:p>SDOCK</text:p>
          </table:table-cell>
          <table:table-cell office:value-type="string" calcext:value-type="string">
            <text:p>LOGIT</text:p>
          </table:table-cell>
          <table:table-cell office:value-type="string" calcext:value-type="string">
            <text:p>combo_CP_E3D_MIN_CP_TB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3">
          <table:table-cell office:value-type="string" calcext:value-type="string">
            <text:p>SDOCK</text:p>
          </table:table-cell>
          <table:table-cell office:value-type="string" calcext:value-type="string">
            <text:p>LOGIT</text:p>
          </table:table-cell>
          <table:table-cell office:value-type="string" calcext:value-type="string">
            <text:p>combo_AP_MPS_CP_RMFCEN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36363636364" calcext:value-type="float">
            <text:p>0,4363636364</text:p>
          </table:table-cell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ftdock.A2:ftdock.D16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zdock.A2:zdock.D29" table:contains-header="false">
          <table:sort>
            <table:sort-by table:field-number="2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sdock.A2:sdock.D29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4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1:29:02.905987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ein Group</meta:initial-creator>
    <meta:creation-date>2015-11-17T10:20:02</meta:creation-date>
    <dc:date>2016-10-30T22:53:48.082052315</dc:date>
    <meta:editing-duration>PT2H45M34S</meta:editing-duration>
    <meta:editing-cycles>18</meta:editing-cycles>
    <meta:generator>LibreOffice/4.2.8.2$Linux_X86_64 LibreOffice_project/420m0$Build-2</meta:generator>
    <meta:document-statistic meta:table-count="4" meta:cell-count="81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5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9.206cm" xlink:href=".." xlink:type="simple" chart:class="chart:bar" chart:style-name="ch1">
        <chart:title svg:x="3.955cm" svg:y="0.519cm" chart:style-name="ch2">
          <text:p>Success rate in BM5 top combos ftdock</text:p>
        </chart:title>
        <chart:legend chart:legend-position="end" svg:x="14.033cm" svg:y="8.765cm" style:legend-expansion="high" chart:style-name="ch3"/>
        <chart:plot-area chart:style-name="ch4" table:cell-range-address="ftdock.A1:ftdock.D16" chart:data-source-has-labels="both" svg:x="1.353cm" svg:y="1.724cm" svg:width="12.361cm" svg:height="16.094cm">
          <chartooo:coordinate-region svg:x="2.118cm" svg:y="1.938cm" svg:width="11.596cm" svg:height="10.671cm"/>
          <chart:axis chart:dimension="x" chart:name="primary-x" chart:style-name="ch5" chartooo:axis-type="auto">
            <chartooo:date-scale/>
            <chart:title svg:x="6.055cm" svg:y="18.203cm" chart:style-name="ch6">
              <text:p>functions combined</text:p>
            </chart:title>
            <chart:categories table:cell-range-address="ftdock.A2:ftdock.A16"/>
          </chart:axis>
          <chart:axis chart:dimension="y" chart:name="primary-y" chart:style-name="ch7">
            <chart:title svg:x="0.451cm" svg:y="10.796cm" chart:style-name="ch8">
              <text:p>success rate</text:p>
            </chart:title>
            <chart:grid chart:style-name="ch9" chart:class="major"/>
          </chart:axis>
          <chart:series chart:style-name="ch10" chart:values-cell-range-address="ftdock.B2:ftdock.B16" chart:label-cell-address="ftdock.B1:ftdock.B1" chart:class="chart:bar">
            <chart:data-point chart:repeated="15"/>
          </chart:series>
          <chart:series chart:style-name="ch11" chart:values-cell-range-address="ftdock.C2:ftdock.C16" chart:label-cell-address="ftdock.C1:ftdock.C1" chart:class="chart:bar">
            <chart:data-point chart:repeated="15"/>
          </chart:series>
          <chart:series chart:style-name="ch12" chart:values-cell-range-address="ftdock.D2:ftdock.D16" chart:label-cell-address="ftdock.D1:ftdock.D1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ftdock.B1:ftdock.B1</svg:desc>
                </draw:g>
              </table:table-cell>
              <table:table-cell office:value-type="string">
                <text:p>Top10</text:p>
                <draw:g>
                  <svg:desc>ftdock.C1:ftdock.C1</svg:desc>
                </draw:g>
              </table:table-cell>
              <table:table-cell office:value-type="string">
                <text:p>Top100</text:p>
                <draw:g>
                  <svg:desc>ftdock.D1:ftdoc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KOa_CP_SJKG</text:p>
                <draw:g>
                  <svg:desc>ftdock.A2:ftdock.A16</svg:desc>
                </draw:g>
              </table:table-cell>
              <table:table-cell office:value-type="float" office:value="0.0545454545455">
                <text:p>0.0545454545455</text:p>
                <draw:g>
                  <svg:desc>ftdock.B2:ftdock.B16</svg:desc>
                </draw:g>
              </table:table-cell>
              <table:table-cell office:value-type="float" office:value="0.163636363636">
                <text:p>0.163636363636</text:p>
                <draw:g>
                  <svg:desc>ftdock.C2:ftdock.C16</svg:desc>
                </draw:g>
              </table:table-cell>
              <table:table-cell office:value-type="float" office:value="0.327272727273">
                <text:p>0.327272727273</text:p>
                <draw:g>
                  <svg:desc>ftdock.D2:ftdock.D16</svg:desc>
                </draw:g>
              </table:table-cell>
            </table:table-row>
            <table:table-row>
              <table:table-cell office:value-type="string">
                <text:p>AP_dDFIRE_AP_DCOMPLEX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P_SJKG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CP_SKOa_AP_DCOMPLEX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P_BFKV_AP_DCOMPLEX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P_SJKG_AP_DCOMPLEX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327272727273">
                <text:p>0.327272727273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09090909091">
                <text:p>0.309090909091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309090909091">
                <text:p>0.309090909091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09090909091">
                <text:p>0.309090909091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327272727273">
                <text:p>0.327272727273</text:p>
              </table:table-cell>
              <table:table-cell office:value-type="float" office:value="0.490909090909">
                <text:p>0.4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35cm" svg:y="3.662cm" style:legend-expansion="high" chart:style-name="ch2"/>
        <chart:plot-area chart:style-name="ch3" table:cell-range-address="sdock.K19:sdock.N29" chart:data-source-has-labels="both" svg:x="1.354cm" svg:y="0.18cm" svg:width="12.361cm" svg:height="7.636cm">
          <chartooo:coordinate-region svg:x="6.413cm" svg:y="0.18cm" svg:width="7.089cm" svg:height="6.962cm"/>
          <chart:axis chart:dimension="x" chart:name="primary-x" chart:style-name="ch4" chartooo:axis-type="auto">
            <chartooo:date-scale/>
            <chart:title svg:x="0.451cm" svg:y="5.219cm" chart:style-name="ch5">
              <text:p>Zscore combos</text:p>
            </chart:title>
            <chart:categories table:cell-range-address="sdock.K20:sdock.K29"/>
          </chart:axis>
          <chart:axis chart:dimension="y" chart:name="primary-y" chart:style-name="ch6">
            <chart:title svg:x="5.617cm" svg:y="7.997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sdock.L20:sdock.L29" chart:label-cell-address="sdock.L19:sdock.L19" chart:class="chart:bar">
            <chart:data-point chart:repeated="10"/>
          </chart:series>
          <chart:series chart:style-name="ch10" chart:values-cell-range-address="sdock.M20:sdock.M29" chart:label-cell-address="sdock.M19:sdock.M19" chart:class="chart:bar">
            <chart:data-point chart:repeated="10"/>
          </chart:series>
          <chart:series chart:style-name="ch11" chart:values-cell-range-address="sdock.N20:sdock.N29" chart:label-cell-address="sdock.N19:sdock.N1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sdock.L19:sdock.L19</svg:desc>
                </draw:g>
              </table:table-cell>
              <table:table-cell office:value-type="string">
                <text:p>Top10</text:p>
                <draw:g>
                  <svg:desc>sdock.M19:sdock.M19</svg:desc>
                </draw:g>
              </table:table-cell>
              <table:table-cell office:value-type="string">
                <text:p>Top100</text:p>
                <draw:g>
                  <svg:desc>sdock.N19:sdock.N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MPS and CP_TB</text:p>
                <draw:g>
                  <svg:desc>sdock.K20:sdock.K29</svg:desc>
                </draw:g>
              </table:table-cell>
              <table:table-cell office:value-type="float" office:value="9.09090909091">
                <text:p>9.09090909091</text:p>
                <draw:g>
                  <svg:desc>sdock.L20:sdock.L29</svg:desc>
                </draw:g>
              </table:table-cell>
              <table:table-cell office:value-type="float" office:value="23.6363636364">
                <text:p>23.6363636364</text:p>
                <draw:g>
                  <svg:desc>sdock.M20:sdock.M29</svg:desc>
                </draw:g>
              </table:table-cell>
              <table:table-cell office:value-type="float" office:value="36.3636363636">
                <text:p>36.3636363636</text:p>
                <draw:g>
                  <svg:desc>sdock.N20:sdock.N29</svg:desc>
                </draw:g>
              </table:table-cell>
            </table:table-row>
            <table:table-row>
              <table:table-cell office:value-type="string">
                <text:p>SDOCK and CP_BFKV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PYDOCK and SDOCK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SDOCK and CP_TB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AP_GOAP_DF and AP_MPS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E3D_MIN and AP_MPS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PYDOCK_TOT and AP_MPS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SDOCK and AP_MPS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AP_MPS and CP_RMFCEN1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E3D_MIN and CP_TB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1.8181818182">
                <text:p>41.81818181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5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64cm" svg:height="19.179cm" xlink:href=".." xlink:type="simple" chart:class="chart:bar" chart:style-name="ch1">
        <chart:title svg:x="6.593cm" svg:y="0.518cm" chart:style-name="ch2">
          <text:p>Succes rate in BM5 Zdock top combos</text:p>
        </chart:title>
        <chart:legend chart:legend-position="end" svg:x="19.099cm" svg:y="8.751cm" style:legend-expansion="high" chart:style-name="ch3"/>
        <chart:plot-area chart:style-name="ch4" table:cell-range-address="zdock.A1:zdock.D29" chart:data-source-has-labels="both" svg:x="1.455cm" svg:y="1.722cm" svg:width="17.223cm" svg:height="17.074cm">
          <chartooo:coordinate-region svg:x="2.22cm" svg:y="1.936cm" svg:width="16.458cm" svg:height="12.77cm"/>
          <chart:axis chart:dimension="x" chart:name="primary-x" chart:style-name="ch5" chartooo:axis-type="auto">
            <chartooo:date-scale/>
            <chart:categories table:cell-range-address="zdock.A2:zdock.A29"/>
          </chart:axis>
          <chart:axis chart:dimension="y" chart:name="primary-y" chart:style-name="ch6">
            <chart:title svg:x="0.451cm" svg:y="11.284cm" chart:style-name="ch7">
              <text:p>success rate</text:p>
            </chart:title>
            <chart:grid chart:style-name="ch8" chart:class="major"/>
          </chart:axis>
          <chart:series chart:style-name="ch9" chart:values-cell-range-address="zdock.B2:zdock.B29" chart:label-cell-address="zdock.B1:zdock.B1" chart:class="chart:bar">
            <chart:data-point chart:repeated="28"/>
          </chart:series>
          <chart:series chart:style-name="ch10" chart:values-cell-range-address="zdock.C2:zdock.C29" chart:label-cell-address="zdock.C1:zdock.C1" chart:class="chart:bar">
            <chart:data-point chart:repeated="28"/>
          </chart:series>
          <chart:series chart:style-name="ch11" chart:values-cell-range-address="zdock.D2:zdock.D29" chart:label-cell-address="zdock.D1:zdock.D1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zdock.B1:zdock.B1</svg:desc>
                </draw:g>
              </table:table-cell>
              <table:table-cell office:value-type="string">
                <text:p>Top10</text:p>
                <draw:g>
                  <svg:desc>zdock.C1:zdock.C1</svg:desc>
                </draw:g>
              </table:table-cell>
              <table:table-cell office:value-type="string">
                <text:p>Top100</text:p>
                <draw:g>
                  <svg:desc>zdock.D1:zdoc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calRWp_zdock3</text:p>
                <draw:g>
                  <svg:desc>zdock.A2:zdock.A29</svg:desc>
                </draw:g>
              </table:table-cell>
              <table:table-cell office:value-type="float" office:value="0">
                <text:p>0</text:p>
                <draw:g>
                  <svg:desc>zdock.B2:zdock.B29</svg:desc>
                </draw:g>
              </table:table-cell>
              <table:table-cell office:value-type="float" office:value="0.0727272727273">
                <text:p>0.0727272727273</text:p>
                <draw:g>
                  <svg:desc>zdock.C2:zdock.C29</svg:desc>
                </draw:g>
              </table:table-cell>
              <table:table-cell office:value-type="float" office:value="0.454545454545">
                <text:p>0.454545454545</text:p>
                <draw:g>
                  <svg:desc>zdock.D2:zdock.D29</svg:desc>
                </draw:g>
              </table:table-cell>
            </table:table-row>
            <table:table-row>
              <table:table-cell office:value-type="string">
                <text:p>AP_calRWp_AP_PISA</text:p>
              </table:table-cell>
              <table:table-cell office:value-type="float" office:value="0.0181818181818">
                <text:p>0.0181818181818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AP_calRWp_AP_T2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zdock3_CP_TB</text:p>
              </table:table-cell>
              <table:table-cell office:value-type="float" office:value="0">
                <text:p>0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zdock3_AP_T2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CP_BFKV_zdock3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272727272727">
                <text:p>0.272727272727</text:p>
              </table:table-cell>
            </table:table-row>
            <table:table-row>
              <table:table-cell office:value-type="string">
                <text:p>zdock3_AP_PISA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AP_T1_CP_TB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AP_PISA_AP_T1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AP_PISA_AP_T2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AP_T2_CP_TB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zdock3_AP_T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AP_calRWp_AP_T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CP_BFKV_AP_T1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PYDOCK_CP_TB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P_BFKV_AP_calRWp</text:p>
              </table:table-cell>
              <table:table-cell office:value-type="float" office:value="0.0181818181818">
                <text:p>0.0181818181818</text:p>
              </table:table-cell>
              <table:table-cell office:value-type="float" office:value="0.2">
                <text:p>0.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AP_calRWp_CP_TB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YDOCK_AP_calRWp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P_BFKV_AP_PISA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">
                <text:p>0.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AP_T2_AP_T1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YDOCK_zdock3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0.0181818181818">
                <text:p>0.0181818181818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363636363636">
                <text:p>0.363636363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5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86cm" svg:height="19.631cm" xlink:href=".." xlink:type="simple" chart:class="chart:bar" chart:style-name="ch1">
        <chart:title svg:x="7.118cm" svg:y="0.527cm" chart:style-name="ch2">
          <text:p>Success rate in BM5 top combos Sdock</text:p>
        </chart:title>
        <chart:legend chart:legend-position="end" svg:x="20.421cm" svg:y="8.977cm" style:legend-expansion="high" chart:style-name="ch3"/>
        <chart:plot-area chart:style-name="ch4" table:cell-range-address="sdock.A2:sdock.D29 sdock.B1:sdock.D1" chart:data-source-has-labels="both" svg:x="0.447cm" svg:y="1.74cm" svg:width="19.527cm" svg:height="16.495cm">
          <chartooo:coordinate-region svg:x="1.212cm" svg:y="1.954cm" svg:width="18.762cm" svg:height="10.891cm"/>
          <chart:axis chart:dimension="x" chart:name="primary-x" chart:style-name="ch5" chartooo:axis-type="auto">
            <chartooo:date-scale/>
            <chart:title svg:x="9.382cm" svg:y="18.628cm" chart:style-name="ch6">
              <text:p>Functions </text:p>
            </chart:title>
            <chart:categories table:cell-range-address="sdock.A2:sdock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dock.B2:sdock.B29" chart:label-cell-address="sdock.B1:sdock.B1" chart:class="chart:bar">
            <chart:data-point chart:repeated="28"/>
          </chart:series>
          <chart:series chart:style-name="ch10" chart:values-cell-range-address="sdock.C2:sdock.C29" chart:label-cell-address="sdock.C1:sdock.C1" chart:class="chart:bar">
            <chart:data-point chart:repeated="28"/>
          </chart:series>
          <chart:series chart:style-name="ch11" chart:values-cell-range-address="sdock.D2:sdock.D29" chart:label-cell-address="sdock.D1:sdock.D1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sdock.B1:sdock.B1</svg:desc>
                </draw:g>
              </table:table-cell>
              <table:table-cell office:value-type="string">
                <text:p>Top10</text:p>
                <draw:g>
                  <svg:desc>sdock.C1:sdock.C1</svg:desc>
                </draw:g>
              </table:table-cell>
              <table:table-cell office:value-type="string">
                <text:p>Top100</text:p>
                <draw:g>
                  <svg:desc>sdock.D1:sdoc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DOCK_CP_BFKV</text:p>
                <draw:g>
                  <svg:desc>sdock.A2:sdock.A29</svg:desc>
                </draw:g>
              </table:table-cell>
              <table:table-cell office:value-type="float" office:value="0.0363636363636">
                <text:p>0.0363636363636</text:p>
                <draw:g>
                  <svg:desc>sdock.B2:sdock.B29</svg:desc>
                </draw:g>
              </table:table-cell>
              <table:table-cell office:value-type="float" office:value="0.163636363636">
                <text:p>0.163636363636</text:p>
                <draw:g>
                  <svg:desc>sdock.C2:sdock.C29</svg:desc>
                </draw:g>
              </table:table-cell>
              <table:table-cell office:value-type="float" office:value="0.418181818182">
                <text:p>0.418181818182</text:p>
                <draw:g>
                  <svg:desc>sdock.D2:sdock.D29</svg:desc>
                </draw:g>
              </table:table-cell>
            </table:table-row>
            <table:table-row>
              <table:table-cell office:value-type="string">
                <text:p>AP_GOAP_DF_CP_E3D_MIN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PYDOCK_CP_RMFCEN1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PYDOCK_CP_E3D_MIN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P_E3D_MIN_CP_RMFCEN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P_TB_CP_RMFCEN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AP_GOAP_DF_CP_RMFCEN1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">
                <text:p>0.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P_TB_CP_BFKV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">
                <text:p>0.2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PYDOCK_AP_GOAP_DF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">
                <text:p>0.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SDOCK_CP_E3D_MIN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">
                <text:p>0.2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P_RMFCEN1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527272727273">
                <text:p>0.527272727273</text:p>
              </table:table-cell>
            </table:table-row>
            <table:table-row>
              <table:table-cell office:value-type="string">
                <text:p>AP_GOAP_DF_CP_TB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PYDOCK_CP_TB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SDOCK_AP_GOAP_DF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SDOCK_CP_RMFCEN1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AP_MPS_CP_BFKV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P_E3D_MIN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AP_GOAP_DF_CP_BFKV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AP_MPS_CP_TB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SDOCK_CP_BFKV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PYDOCK_SDOCK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SDOCK_CP_TB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AP_GOAP_DF_AP_MPS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5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19.21cm" xlink:href=".." xlink:type="simple" chart:class="chart:bar" chart:style-name="ch1">
        <chart:title svg:x="5.806cm" svg:y="0.519cm" chart:style-name="ch2">
          <text:p>success rate in BM5 </text:p>
        </chart:title>
        <chart:subtitle svg:x="5.97cm" svg:y="1.724cm" chart:style-name="ch3">
          <text:p>zscore sum vs LOGIT</text:p>
        </chart:subtitle>
        <chart:legend chart:legend-position="end" svg:x="14.018cm" svg:y="8.767cm" style:legend-expansion="high" chart:style-name="ch4"/>
        <chart:plot-area chart:style-name="ch5" table:cell-range-address="LOGIT.A2:LOGIT.F13 LOGIT.D1:LOGIT.F1" chart:data-source-has-labels="both" svg:x="0.319cm" svg:y="2.795cm" svg:width="13.38cm" svg:height="16.031cm">
          <chartooo:coordinate-region svg:x="1.084cm" svg:y="3.009cm" svg:width="12.615cm" svg:height="7.976cm"/>
          <chart:axis chart:dimension="x" chart:name="primary-x" chart:style-name="ch6" chartooo:axis-type="auto">
            <chartooo:date-scale/>
            <chart:categories table:cell-range-address="LOGIT.A2:LOGIT.C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GIT.D2:LOGIT.D13" chart:label-cell-address="LOGIT.D1:LOGIT.D1" chart:class="chart:bar">
            <chart:data-point chart:repeated="12"/>
          </chart:series>
          <chart:series chart:style-name="ch10" chart:values-cell-range-address="LOGIT.E2:LOGIT.E13" chart:label-cell-address="LOGIT.E1:LOGIT.E1" chart:class="chart:bar">
            <chart:data-point chart:repeated="12"/>
          </chart:series>
          <chart:series chart:style-name="ch11" chart:values-cell-range-address="LOGIT.F2:LOGIT.F13" chart:label-cell-address="LOGIT.F1:LOGIT.F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LOGIT.D1:LOGIT.D1</svg:desc>
                </draw:g>
              </table:table-cell>
              <table:table-cell office:value-type="string">
                <text:p>Top10</text:p>
                <draw:g>
                  <svg:desc>LOGIT.E1:LOGIT.E1</svg:desc>
                </draw:g>
              </table:table-cell>
              <table:table-cell office:value-type="string">
                <text:p>Top100</text:p>
                <draw:g>
                  <svg:desc>LOGIT.F1:LOGI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DOCK PLAIN SUM combo_CP_SKOa_pydock</text:p>
                <text:list>
                  <text:list-item>
                    <text:p>FTDOCK</text:p>
                  </text:list-item>
                  <text:list-item>
                    <text:p>PLAIN SUM</text:p>
                  </text:list-item>
                  <text:list-item>
                    <text:p>combo_CP_SKOa_pydock</text:p>
                  </text:list-item>
                </text:list>
                <draw:g>
                  <svg:desc>LOGIT.A2:LOGIT.C13</svg:desc>
                </draw:g>
              </table:table-cell>
              <table:table-cell office:value-type="float" office:value="0.0909090909091">
                <text:p>0.0909090909091</text:p>
                <draw:g>
                  <svg:desc>LOGIT.D2:LOGIT.D13</svg:desc>
                </draw:g>
              </table:table-cell>
              <table:table-cell office:value-type="float" office:value="0.309090909091">
                <text:p>0.309090909091</text:p>
                <draw:g>
                  <svg:desc>LOGIT.E2:LOGIT.E13</svg:desc>
                </draw:g>
              </table:table-cell>
              <table:table-cell office:value-type="float" office:value="0.454545454545">
                <text:p>0.454545454545</text:p>
                <draw:g>
                  <svg:desc>LOGIT.F2:LOGIT.F13</svg:desc>
                </draw:g>
              </table:table-cell>
            </table:table-row>
            <table:table-row>
              <table:table-cell office:value-type="string">
                <text:p>FTDOCK PLAIN SUM combo_CP_SJKG_AP_dDFIRE</text:p>
                <text:list>
                  <text:list-item>
                    <text:p>FTDOCK</text:p>
                  </text:list-item>
                  <text:list-item>
                    <text:p>PLAIN SUM</text:p>
                  </text:list-item>
                  <text:list-item>
                    <text:p>combo_CP_SJKG_AP_dDFIRE</text:p>
                  </text:list-item>
                </text:list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327272727273">
                <text:p>0.327272727273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FTDOCK LOGIT combo_CP_SKOa_pydock</text:p>
                <text:list>
                  <text:list-item>
                    <text:p>FTDOCK</text:p>
                  </text:list-item>
                  <text:list-item>
                    <text:p>LOGIT</text:p>
                  </text:list-item>
                  <text:list-item>
                    <text:p>combo_CP_SKOa_pydock</text:p>
                  </text:list-item>
                </text:list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FTDOCK LOGIT combo_CP_SJKG_AP_dDFIRE</text:p>
                <text:list>
                  <text:list-item>
                    <text:p>FTDOCK</text:p>
                  </text:list-item>
                  <text:list-item>
                    <text:p>LOGIT</text:p>
                  </text:list-item>
                  <text:list-item>
                    <text:p>combo_CP_SJKG_AP_dDFIRE</text:p>
                  </text:list-item>
                </text:list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ZDOCK PLAIN SUM combo_PYDOCK_TOT_AP_T2</text:p>
                <text:list>
                  <text:list-item>
                    <text:p>ZDOCK</text:p>
                  </text:list-item>
                  <text:list-item>
                    <text:p>PLAIN SUM</text:p>
                  </text:list-item>
                  <text:list-item>
                    <text:p>combo_PYDOCK_TOT_AP_T2</text:p>
                  </text:list-item>
                </text:list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ZDOCK PLAIN SUM combo_CP_BFKV_PYDOCK_TOT</text:p>
                <text:list>
                  <text:list-item>
                    <text:p>ZDOCK</text:p>
                  </text:list-item>
                  <text:list-item>
                    <text:p>PLAIN SUM</text:p>
                  </text:list-item>
                  <text:list-item>
                    <text:p>combo_CP_BFKV_PYDOCK_TOT</text:p>
                  </text:list-item>
                </text:list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ZDOCK LOGIT combo_PYDOCK_TOT_AP_T2</text:p>
                <text:list>
                  <text:list-item>
                    <text:p>ZDOCK</text:p>
                  </text:list-item>
                  <text:list-item>
                    <text:p>LOGIT</text:p>
                  </text:list-item>
                  <text:list-item>
                    <text:p>combo_PYDOCK_TOT_AP_T2</text:p>
                  </text:list-item>
                </text:list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ZDOCK LOGIT combo_CP_BFKV_PYDOCK_TOT</text:p>
                <text:list>
                  <text:list-item>
                    <text:p>ZDOCK</text:p>
                  </text:list-item>
                  <text:list-item>
                    <text:p>LOGIT</text:p>
                  </text:list-item>
                  <text:list-item>
                    <text:p>combo_CP_BFKV_PYDOCK_TOT</text:p>
                  </text:list-item>
                </text:list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309090909091">
                <text:p>0.309090909091</text:p>
              </table:table-cell>
            </table:table-row>
            <table:table-row>
              <table:table-cell office:value-type="string">
                <text:p>SDOCK PLAIN SUM combo_CP_E3D_MIN_CP_TB</text:p>
                <text:list>
                  <text:list-item>
                    <text:p>SDOCK</text:p>
                  </text:list-item>
                  <text:list-item>
                    <text:p>PLAIN SUM</text:p>
                  </text:list-item>
                  <text:list-item>
                    <text:p>combo_CP_E3D_MIN_CP_TB</text:p>
                  </text:list-item>
                </text:list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SDOCK PLAIN SUM combo_AP_MPS_CP_RMFCEN1</text:p>
                <text:list>
                  <text:list-item>
                    <text:p>SDOCK</text:p>
                  </text:list-item>
                  <text:list-item>
                    <text:p>PLAIN SUM</text:p>
                  </text:list-item>
                  <text:list-item>
                    <text:p>combo_AP_MPS_CP_RMFCEN1</text:p>
                  </text:list-item>
                </text:list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SDOCK LOGIT combo_CP_E3D_MIN_CP_TB</text:p>
                <text:list>
                  <text:list-item>
                    <text:p>SDOCK</text:p>
                  </text:list-item>
                  <text:list-item>
                    <text:p>LOGIT</text:p>
                  </text:list-item>
                  <text:list-item>
                    <text:p>combo_CP_E3D_MIN_CP_TB</text:p>
                  </text:list-item>
                </text:list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SDOCK LOGIT combo_AP_MPS_CP_RMFCEN1</text:p>
                <text:list>
                  <text:list-item>
                    <text:p>SDOCK</text:p>
                  </text:list-item>
                  <text:list-item>
                    <text:p>LOGIT</text:p>
                  </text:list-item>
                  <text:list-item>
                    <text:p>combo_AP_MPS_CP_RMFCEN1</text:p>
                  </text:list-item>
                </text:list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36363636364">
                <text:p>0.4363636363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02cm" svg:height="15.28cm" xlink:href=".." xlink:type="simple" chart:class="chart:bar" chart:style-name="ch1">
        <chart:legend chart:legend-position="end" svg:x="22.437cm" svg:y="6.802cm" style:legend-expansion="high" chart:style-name="ch2"/>
        <chart:plot-area chart:style-name="ch3" table:cell-range-address="ftdock.F1:ftdock.I16" chart:data-source-has-labels="both" svg:x="1.522cm" svg:y="0.305cm" svg:width="20.427cm" svg:height="13.666cm">
          <chartooo:coordinate-region svg:x="3.615cm" svg:y="0.518cm" svg:width="18.334cm" svg:height="9.396cm"/>
          <chart:axis chart:dimension="x" chart:name="primary-x" chart:style-name="ch4" chartooo:axis-type="auto">
            <chartooo:date-scale/>
            <chart:title svg:x="10.136cm" svg:y="14.277cm" chart:style-name="ch5">
              <text:p>Zscore combinations</text:p>
            </chart:title>
            <chart:categories table:cell-range-address="ftdock.F2:ftdock.F16"/>
          </chart:axis>
          <chart:axis chart:dimension="y" chart:name="primary-y" chart:style-name="ch6">
            <chart:title svg:x="0.451cm" svg:y="9.055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ftdock.G2:ftdock.G16" chart:label-cell-address="ftdock.G1:ftdock.G1" chart:class="chart:bar">
            <chart:data-point chart:repeated="15"/>
          </chart:series>
          <chart:series chart:style-name="ch10" chart:values-cell-range-address="ftdock.H2:ftdock.H16" chart:label-cell-address="ftdock.H1:ftdock.H1" chart:class="chart:bar">
            <chart:data-point chart:repeated="15"/>
          </chart:series>
          <chart:series chart:style-name="ch11" chart:values-cell-range-address="ftdock.I2:ftdock.I16" chart:label-cell-address="ftdock.I1:ftdock.I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ftdock.G1:ftdock.G1</svg:desc>
                </draw:g>
              </table:table-cell>
              <table:table-cell office:value-type="string">
                <text:p>Top10</text:p>
                <draw:g>
                  <svg:desc>ftdock.H1:ftdock.H1</svg:desc>
                </draw:g>
              </table:table-cell>
              <table:table-cell office:value-type="string">
                <text:p>Top100</text:p>
                <draw:g>
                  <svg:desc>ftdock.I1:ftdock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KOa_CP_SJKG</text:p>
                <draw:g>
                  <svg:desc>ftdock.F2:ftdock.F16</svg:desc>
                </draw:g>
              </table:table-cell>
              <table:table-cell office:value-type="float" office:value="5.45454545455">
                <text:p>5.45454545455</text:p>
                <draw:g>
                  <svg:desc>ftdock.G2:ftdock.G16</svg:desc>
                </draw:g>
              </table:table-cell>
              <table:table-cell office:value-type="float" office:value="16.3636363636">
                <text:p>16.3636363636</text:p>
                <draw:g>
                  <svg:desc>ftdock.H2:ftdock.H16</svg:desc>
                </draw:g>
              </table:table-cell>
              <table:table-cell office:value-type="float" office:value="32.7272727273">
                <text:p>32.7272727273</text:p>
                <draw:g>
                  <svg:desc>ftdock.I2:ftdock.I16</svg:desc>
                </draw:g>
              </table:table-cell>
            </table:table-row>
            <table:table-row>
              <table:table-cell office:value-type="string">
                <text:p>AP_dDFIRE_AP_DCOMPLEX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SJKG_CP_BFKV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SKOa_AP_DCOMPLEX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CP_BFKV_AP_DCOMPLEX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SJKG_AP_DCOMPLEX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2.7272727273">
                <text:p>32.7272727273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32.7272727273">
                <text:p>32.7272727273</text:p>
              </table:table-cell>
              <table:table-cell office:value-type="float" office:value="49.0909090909">
                <text:p>49.09090909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91cm" svg:height="17.084cm" xlink:href=".." xlink:type="simple" chart:class="chart:bar" chart:style-name="ch1">
        <chart:legend chart:legend-position="end" svg:x="22.026cm" svg:y="7.704cm" style:legend-expansion="high" chart:style-name="ch2"/>
        <chart:plot-area chart:style-name="ch3" table:cell-range-address="zdock.F1:zdock.I29" chart:data-source-has-labels="both" svg:x="1.513cm" svg:y="0.341cm" svg:width="20.034cm" svg:height="15.398cm">
          <chartooo:coordinate-region svg:x="3.724cm" svg:y="0.554cm" svg:width="17.823cm" svg:height="11.919cm"/>
          <chart:axis chart:dimension="x" chart:name="primary-x" chart:style-name="ch4" chartooo:axis-type="auto">
            <chartooo:date-scale/>
            <chart:title svg:x="9.931cm" svg:y="16.081cm" chart:style-name="ch5">
              <text:p>Zscore combinations</text:p>
            </chart:title>
            <chart:categories table:cell-range-address="zdock.F2:zdock.F29"/>
          </chart:axis>
          <chart:axis chart:dimension="y" chart:name="primary-y" chart:style-name="ch6">
            <chart:title svg:x="0.451cm" svg:y="9.866cm" chart:style-name="ch7">
              <text:p>Sucess rate percentage</text:p>
            </chart:title>
            <chart:grid chart:style-name="ch8" chart:class="major"/>
          </chart:axis>
          <chart:series chart:style-name="ch9" chart:values-cell-range-address="zdock.G2:zdock.G29" chart:label-cell-address="zdock.G1:zdock.G1" chart:class="chart:bar">
            <chart:data-point chart:repeated="28"/>
          </chart:series>
          <chart:series chart:style-name="ch10" chart:values-cell-range-address="zdock.H2:zdock.H29" chart:label-cell-address="zdock.H1:zdock.H1" chart:class="chart:bar">
            <chart:data-point chart:repeated="28"/>
          </chart:series>
          <chart:series chart:style-name="ch11" chart:values-cell-range-address="zdock.I2:zdock.I29" chart:label-cell-address="zdock.I1:zdock.I1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zdock.G1:zdock.G1</svg:desc>
                </draw:g>
              </table:table-cell>
              <table:table-cell office:value-type="string">
                <text:p>Top10</text:p>
                <draw:g>
                  <svg:desc>zdock.H1:zdock.H1</svg:desc>
                </draw:g>
              </table:table-cell>
              <table:table-cell office:value-type="string">
                <text:p>Top100</text:p>
                <draw:g>
                  <svg:desc>zdock.I1:zdock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calRWp_zdock3</text:p>
                <draw:g>
                  <svg:desc>zdock.F2:zdock.F29</svg:desc>
                </draw:g>
              </table:table-cell>
              <table:table-cell office:value-type="float" office:value="0">
                <text:p>0</text:p>
                <draw:g>
                  <svg:desc>zdock.G2:zdock.G29</svg:desc>
                </draw:g>
              </table:table-cell>
              <table:table-cell office:value-type="float" office:value="7.27272727273">
                <text:p>7.27272727273</text:p>
                <draw:g>
                  <svg:desc>zdock.H2:zdock.H29</svg:desc>
                </draw:g>
              </table:table-cell>
              <table:table-cell office:value-type="float" office:value="45.4545454545">
                <text:p>45.4545454545</text:p>
                <draw:g>
                  <svg:desc>zdock.I2:zdock.I29</svg:desc>
                </draw:g>
              </table:table-cell>
            </table:table-row>
            <table:table-row>
              <table:table-cell office:value-type="string">
                <text:p>AP_calRWp_AP_PISA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calRWp_AP_T2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zdock3_CP_TB</text:p>
              </table:table-cell>
              <table:table-cell office:value-type="float" office:value="0">
                <text:p>0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zdock3_AP_T2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BFKV_zdock3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7.2727272727">
                <text:p>27.2727272727</text:p>
              </table:table-cell>
            </table:table-row>
            <table:table-row>
              <table:table-cell office:value-type="string">
                <text:p>zdock3_AP_PISA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T1_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PISA_AP_T1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PISA_AP_T2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T2_CP_TB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zdock3_AP_T1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calRWp_AP_T1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CP_BFKV_AP_T1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PYDOCK_CP_TB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BFKV_AP_calRWp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AP_calRWp_CP_TB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YDOCK_AP_calRWp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BFKV_AP_PISA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T2_AP_T1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YDOCK_zdock3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6.3636363636">
                <text:p>36.36363636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844cm" svg:height="16.93cm" xlink:href=".." xlink:type="simple" chart:class="chart:bar" chart:style-name="ch1">
        <chart:legend chart:legend-position="end" svg:x="27.879cm" svg:y="7.627cm" style:legend-expansion="high" chart:style-name="ch2"/>
        <chart:plot-area chart:style-name="ch3" table:cell-range-address="sdock.F2:sdock.I29 sdock.G1:sdock.I1" chart:data-source-has-labels="both" svg:x="1.63cm" svg:y="0.338cm" svg:width="25.653cm" svg:height="15.25cm">
          <chartooo:coordinate-region svg:x="4.087cm" svg:y="0.551cm" svg:width="23.196cm" svg:height="10.853cm"/>
          <chart:axis chart:dimension="x" chart:name="primary-x" chart:style-name="ch4" chartooo:axis-type="auto">
            <chartooo:date-scale/>
            <chart:title svg:x="12.857cm" svg:y="15.927cm" chart:style-name="ch5">
              <text:p>Zscore combinations</text:p>
            </chart:title>
            <chart:categories table:cell-range-address="sdock.F2:sdock.F29"/>
          </chart:axis>
          <chart:axis chart:dimension="y" chart:name="primary-y" chart:style-name="ch6">
            <chart:title svg:x="0.451cm" svg:y="9.88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sdock.G2:sdock.G29" chart:label-cell-address="sdock.G1:sdock.G1" chart:class="chart:bar">
            <chart:data-point chart:repeated="28"/>
          </chart:series>
          <chart:series chart:style-name="ch10" chart:values-cell-range-address="sdock.H2:sdock.H29" chart:label-cell-address="sdock.H1:sdock.H1" chart:class="chart:bar">
            <chart:data-point chart:repeated="28"/>
          </chart:series>
          <chart:series chart:style-name="ch11" chart:values-cell-range-address="sdock.I2:sdock.I29" chart:label-cell-address="sdock.I1:sdock.I1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sdock.G1:sdock.G1</svg:desc>
                </draw:g>
              </table:table-cell>
              <table:table-cell office:value-type="string">
                <text:p>Top10</text:p>
                <draw:g>
                  <svg:desc>sdock.H1:sdock.H1</svg:desc>
                </draw:g>
              </table:table-cell>
              <table:table-cell office:value-type="string">
                <text:p>Top100</text:p>
                <draw:g>
                  <svg:desc>sdock.I1:sdock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DOCK_CP_BFKV</text:p>
                <draw:g>
                  <svg:desc>sdock.F2:sdock.F29</svg:desc>
                </draw:g>
              </table:table-cell>
              <table:table-cell office:value-type="float" office:value="3.63636363636">
                <text:p>3.63636363636</text:p>
                <draw:g>
                  <svg:desc>sdock.G2:sdock.G29</svg:desc>
                </draw:g>
              </table:table-cell>
              <table:table-cell office:value-type="float" office:value="16.3636363636">
                <text:p>16.3636363636</text:p>
                <draw:g>
                  <svg:desc>sdock.H2:sdock.H29</svg:desc>
                </draw:g>
              </table:table-cell>
              <table:table-cell office:value-type="float" office:value="41.8181818182">
                <text:p>41.8181818182</text:p>
                <draw:g>
                  <svg:desc>sdock.I2:sdock.I29</svg:desc>
                </draw:g>
              </table:table-cell>
            </table:table-row>
            <table:table-row>
              <table:table-cell office:value-type="string">
                <text:p>AP_GOAP_DF_CP_E3D_MIN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PYDOCK_CP_RMFCEN1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PYDOCK_CP_E3D_MIN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E3D_MIN_CP_RMFCEN1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TB_CP_RMFCEN1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AP_GOAP_DF_CP_RMFCEN1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TB_CP_BFKV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PYDOCK_AP_GOAP_DF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SDOCK_CP_E3D_MIN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0">
                <text:p>20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RMFCEN1_CP_BFKV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52.7272727273">
                <text:p>52.7272727273</text:p>
              </table:table-cell>
            </table:table-row>
            <table:table-row>
              <table:table-cell office:value-type="string">
                <text:p>AP_GOAP_DF_CP_TB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PYDOCK_CP_TB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SDOCK_AP_GOAP_DF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SDOCK_CP_RMFCEN1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AP_MPS_CP_BFKV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E3D_MIN_CP_BFKV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AP_GOAP_DF_CP_BFKV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AP_MPS_CP_TB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SDOCK_CP_BFKV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PYDOCK_SDOCK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SDOCK_CP_TB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AP_GOAP_DF_AP_MPS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1.8181818182">
                <text:p>41.81818181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35cm" svg:y="3.662cm" style:legend-expansion="high" chart:style-name="ch2"/>
        <chart:plot-area chart:style-name="ch3" table:cell-range-address="ftdock.K6:ftdock.N16" chart:data-source-has-labels="both" svg:x="1.354cm" svg:y="0.18cm" svg:width="12.361cm" svg:height="7.636cm">
          <chartooo:coordinate-region svg:x="7.532cm" svg:y="0.18cm" svg:width="5.97cm" svg:height="6.962cm"/>
          <chart:axis chart:dimension="x" chart:name="primary-x" chart:style-name="ch4" chartooo:axis-type="auto">
            <chartooo:date-scale/>
            <chart:title svg:x="0.451cm" svg:y="5.219cm" chart:style-name="ch5">
              <text:p>Zscore combos</text:p>
            </chart:title>
            <chart:categories table:cell-range-address="ftdock.K7:ftdock.K16"/>
          </chart:axis>
          <chart:axis chart:dimension="y" chart:name="primary-y" chart:style-name="ch6">
            <chart:title svg:x="5.617cm" svg:y="7.997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ftdock.L7:ftdock.L16" chart:label-cell-address="ftdock.L6:ftdock.L6" chart:class="chart:bar">
            <chart:data-point chart:repeated="10"/>
          </chart:series>
          <chart:series chart:style-name="ch10" chart:values-cell-range-address="ftdock.M7:ftdock.M16" chart:label-cell-address="ftdock.M6:ftdock.M6" chart:class="chart:bar">
            <chart:data-point chart:repeated="10"/>
          </chart:series>
          <chart:series chart:style-name="ch11" chart:values-cell-range-address="ftdock.N7:ftdock.N16" chart:label-cell-address="ftdock.N6:ftdock.N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ftdock.L6:ftdock.L6</svg:desc>
                </draw:g>
              </table:table-cell>
              <table:table-cell office:value-type="string">
                <text:p>Top10</text:p>
                <draw:g>
                  <svg:desc>ftdock.M6:ftdock.M6</svg:desc>
                </draw:g>
              </table:table-cell>
              <table:table-cell office:value-type="string">
                <text:p>Top100</text:p>
                <draw:g>
                  <svg:desc>ftdock.N6:ftdock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JKG and AP_DCOMPLEX</text:p>
                <draw:g>
                  <svg:desc>ftdock.K7:ftdock.K16</svg:desc>
                </draw:g>
              </table:table-cell>
              <table:table-cell office:value-type="float" office:value="7.27272727273">
                <text:p>7.27272727273</text:p>
                <draw:g>
                  <svg:desc>ftdock.L7:ftdock.L16</svg:desc>
                </draw:g>
              </table:table-cell>
              <table:table-cell office:value-type="float" office:value="25.4545454545">
                <text:p>25.4545454545</text:p>
                <draw:g>
                  <svg:desc>ftdock.M7:ftdock.M16</svg:desc>
                </draw:g>
              </table:table-cell>
              <table:table-cell office:value-type="float" office:value="50.9090909091">
                <text:p>50.9090909091</text:p>
                <draw:g>
                  <svg:desc>ftdock.N7:ftdock.N16</svg:desc>
                </draw:g>
              </table:table-cell>
            </table:table-row>
            <table:table-row>
              <table:table-cell office:value-type="string">
                <text:p>CP_SKOa and CP_BFKV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2.7272727273">
                <text:p>32.7272727273</text:p>
              </table:table-cell>
            </table:table-row>
            <table:table-row>
              <table:table-cell office:value-type="string">
                <text:p>PYDOCK_TOT and AP_dDFIRE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PYDOCK_TOT and CP_BFKV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CP_SJKG and PYDOCK_TOT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PYDOCK_TOT and AP_DCOMPLEX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BFKV and AP_dDFIRE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SKOa and AP_dDFIRE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CP_SKOa and PYDOCK_TOT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SJKG and AP_dDFIRE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32.7272727273">
                <text:p>32.7272727273</text:p>
              </table:table-cell>
              <table:table-cell office:value-type="float" office:value="49.0909090909">
                <text:p>49.09090909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4cm" svg:height="9.024cm" xlink:href=".." xlink:type="simple" chart:class="chart:bar" chart:style-name="ch1">
        <chart:legend chart:legend-position="end" svg:x="16.759cm" svg:y="3.674cm" style:legend-expansion="high" chart:style-name="ch2"/>
        <chart:plot-area chart:style-name="ch3" table:cell-range-address="zdock.K19:zdock.N29" chart:data-source-has-labels="both" svg:x="1.408cm" svg:y="0.18cm" svg:width="14.977cm" svg:height="7.66cm">
          <chartooo:coordinate-region svg:x="6.558cm" svg:y="0.18cm" svg:width="9.614cm" svg:height="6.986cm"/>
          <chart:axis chart:dimension="x" chart:name="primary-x" chart:style-name="ch4" chartooo:axis-type="auto">
            <chartooo:date-scale/>
            <chart:title svg:x="0.451cm" svg:y="5.231cm" chart:style-name="ch5">
              <text:p>Zscore combos</text:p>
            </chart:title>
            <chart:categories table:cell-range-address="zdock.K20:zdock.K29"/>
          </chart:axis>
          <chart:axis chart:dimension="y" chart:name="primary-y" chart:style-name="ch6">
            <chart:title svg:x="6.979cm" svg:y="8.021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zdock.L20:zdock.L29" chart:label-cell-address="zdock.L19:zdock.L19" chart:class="chart:bar">
            <chart:data-point chart:repeated="10"/>
          </chart:series>
          <chart:series chart:style-name="ch10" chart:values-cell-range-address="zdock.M20:zdock.M29" chart:label-cell-address="zdock.M19:zdock.M19" chart:class="chart:bar">
            <chart:data-point chart:repeated="10"/>
          </chart:series>
          <chart:series chart:style-name="ch11" chart:values-cell-range-address="zdock.N20:zdock.N29" chart:label-cell-address="zdock.N19:zdock.N1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zdock.L19:zdock.L19</svg:desc>
                </draw:g>
              </table:table-cell>
              <table:table-cell office:value-type="string">
                <text:p>Top10</text:p>
                <draw:g>
                  <svg:desc>zdock.M19:zdock.M19</svg:desc>
                </draw:g>
              </table:table-cell>
              <table:table-cell office:value-type="string">
                <text:p>Top100</text:p>
                <draw:g>
                  <svg:desc>zdock.N19:zdock.N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BFKV and AP_PISA</text:p>
                <draw:g>
                  <svg:desc>zdock.K20:zdock.K29</svg:desc>
                </draw:g>
              </table:table-cell>
              <table:table-cell office:value-type="float" office:value="7.27272727273">
                <text:p>7.27272727273</text:p>
                <draw:g>
                  <svg:desc>zdock.L20:zdock.L29</svg:desc>
                </draw:g>
              </table:table-cell>
              <table:table-cell office:value-type="float" office:value="20">
                <text:p>20</text:p>
                <draw:g>
                  <svg:desc>zdock.M20:zdock.M29</svg:desc>
                </draw:g>
              </table:table-cell>
              <table:table-cell office:value-type="float" office:value="38.1818181818">
                <text:p>38.1818181818</text:p>
                <draw:g>
                  <svg:desc>zdock.N20:zdock.N29</svg:desc>
                </draw:g>
              </table:table-cell>
            </table:table-row>
            <table:table-row>
              <table:table-cell office:value-type="string">
                <text:p>AP_T2 and AP_T1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YDOCK_TOT and Zdock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AP_PISA and CP_TB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BFKV and AP_T2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PYDOCK_TOT and AP_T1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PYDOCK_TOT and AP_PISA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BFKV and 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PYDOCK_TOT and AP_T2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CP_BFKV and PYDOCK_TOT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6.3636363636">
                <text:p>36.36363636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